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0.69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43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ll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  <style:style style:name="ce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  <style:style style:name="ce5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8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9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10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  <style:style style:name="ce1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13" style:family="table-cell" style:parent-style-name="Default">
      <style:table-cell-properties fo:background-color="#98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14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15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  <style:map style:condition="is-true-formula([.$D2:.$D2324]=0)" style:apply-style-name="ConditionalStyle_5f_1" style:base-cell-address="All.A2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  <style:style style:name="ce1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D2:.$D2324]=0)" style:apply-style-name="ConditionalStyle_5f_1" style:base-cell-address="All.A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Fájlnév</text:p>
          </table:table-cell>
          <table:table-cell table:style-name="ce5" office:value-type="string" calcext:value-type="string">
            <text:p>All hash</text:p>
          </table:table-cell>
          <table:table-cell table:style-name="ce5" office:value-type="string" calcext:value-type="string">
            <text:p>not found hash</text:p>
          </table:table-cell>
          <table:table-cell table:style-name="ce5" office:value-type="string" calcext:value-type="string">
            <text:p>Found hash</text:p>
          </table:table-cell>
          <table:table-cell table:style-name="ce5" office:value-type="string" calcext:value-type="string">
            <text:p>Available keys</text:p>
          </table:table-cell>
          <table:table-cell table:style-name="ce5" table:formula="of:=SUM([.B2:.B2324])" office:value-type="float" office:value="256886" calcext:value-type="float">
            <text:p>25688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5DB4409B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x5E7F86AB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x7AE070F2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xA0BA3A6A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xF0FE27B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08_s_f_m_ispworker_01_black_02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12_s_m_m_ispworker_02_black_02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13_a_f_m_asbtownfolk_01_white_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15_a_f_m_asbtownfolk_02_black_01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18_a_m_m_asbtownfolk_01_white_01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20_a_m_m_asbtownfolk_02_black_01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21_a_m_m_asbminer_01_white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24_a_m_y_asbminer_01_white_01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34_u_m_o_asbsheriff_01</text:p>
          </table:table-cell>
          <table:table-cell table:style-name="ce6" office:value-type="float" office:value="142" calcext:value-type="float">
            <text:p>142</text:p>
          </table:table-cell>
          <table:table-cell table:style-name="ce11" office:value-type="float" office:value="142" calcext:value-type="float">
            <text:p>1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36_u_m_m_asbgunsmith_01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148" calcext:value-type="float">
            <text:p>1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38_a_m_m_bivworker_01_white_01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41_a_f_m_bynfancytravellers_01_black_01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44_a_m_m_bynroughtravellers_01_white_01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45_a_m_m_bynroughtravellers_01_black_01</text:p>
          </table:table-cell>
          <table:table-cell table:style-name="ce6"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49_a_m_m_bivfancytravellers_01_hispanic_01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50_a_m_m_bivroughtravellers_01_white_01</text:p>
          </table:table-cell>
          <table:table-cell table:style-name="ce6" office:value-type="float" office:value="122" calcext:value-type="float">
            <text:p>122</text:p>
          </table:table-cell>
          <table:table-cell table:style-name="ce11" office:value-type="float" office:value="122" calcext:value-type="float">
            <text:p>1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52_a_m_m_bivroughtravellers_01_hispanic_01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53_a_f_m_blwtownfolk_01_white_01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55_a_f_m_blwtownfolk_02_hispanic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56_a_f_m_blwupperclass_01_white_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57_a_f_m_blwupperclass_01_white_02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60_a_m_m_blwtownfolk_01_white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61_a_m_m_blwtownfolk_01_black_01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63_a_m_m_blwupperclass_01_white_01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64_a_m_m_blwupperclass_01_white_02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67_a_m_m_blwconstruction_01_hispanic_01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72_a_m_m_blwdockworker_01_asian_01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78_u_m_m_blwtrainstationworker_01</text:p>
          </table:table-cell>
          <table:table-cell table:style-name="ce6" office:value-type="float" office:value="118" calcext:value-type="float">
            <text:p>118</text:p>
          </table:table-cell>
          <table:table-cell table:style-name="ce11" office:value-type="float" office:value="118" calcext:value-type="float">
            <text:p>1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80_u_m_o_blwbartender_01</text:p>
          </table:table-cell>
          <table:table-cell table:style-name="ce6" office:value-type="float" office:value="107" calcext:value-type="float">
            <text:p>107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83_u_m_o_blwgeneralstoreowner_01</text:p>
          </table:table-cell>
          <table:table-cell table:style-name="ce6" office:value-type="float" office:value="143" calcext:value-type="float">
            <text:p>143</text:p>
          </table:table-cell>
          <table:table-cell table:style-name="ce11" office:value-type="float" office:value="143" calcext:value-type="float">
            <text:p>1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85_u_m_o_blwpolicechief_01</text:p>
          </table:table-cell>
          <table:table-cell table:style-name="ce6" office:value-type="float" office:value="138" calcext:value-type="float">
            <text:p>138</text:p>
          </table:table-cell>
          <table:table-cell table:style-name="ce11" office:value-type="float" office:value="138" calcext:value-type="float">
            <text:p>1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88_s_f_m_bwmworker_01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89_s_m_m_bwmworker_01_white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90_s_m_m_bwmworker_02_black_01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94_a_f_m_btchillbilly_01_white_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095_a_m_m_btchillbilly_01_white_01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05_s_f_m_cghworker_01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06_s_m_m_cghworker_01_white_01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07_s_m_m_cghworker_02_black_01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13_s_m_m_racrailworker_01_asian_01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14_s_m_y_racrailworker_01_asian_01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19_s_m_m_cktworker_01_white_01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20_s_m_o_cktworker_01_white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30_g_m_m_unicriminals_01_white_01</text:p>
          </table:table-cell>
          <table:table-cell table:style-name="ce6" office:value-type="float" office:value="225" calcext:value-type="float">
            <text:p>225</text:p>
          </table:table-cell>
          <table:table-cell table:style-name="ce11" office:value-type="float" office:value="225" calcext:value-type="float">
            <text:p>22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31_g_m_m_unicriminals_01_white_02</text:p>
          </table:table-cell>
          <table:table-cell table:style-name="ce6" office:value-type="float" office:value="253" calcext:value-type="float">
            <text:p>253</text:p>
          </table:table-cell>
          <table:table-cell table:style-name="ce11" office:value-type="float" office:value="253" calcext:value-type="float">
            <text:p>2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32_g_m_m_unicriminals_01_black_01</text:p>
          </table:table-cell>
          <table:table-cell table:style-name="ce6" office:value-type="float" office:value="156" calcext:value-type="float">
            <text:p>156</text:p>
          </table:table-cell>
          <table:table-cell table:style-name="ce11" office:value-type="float" office:value="156" calcext:value-type="float">
            <text:p>1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33_g_m_m_unicriminals_01_black_02</text:p>
          </table:table-cell>
          <table:table-cell table:style-name="ce6" office:value-type="float" office:value="183" calcext:value-type="float">
            <text:p>183</text:p>
          </table:table-cell>
          <table:table-cell table:style-name="ce11" office:value-type="float" office:value="183" calcext:value-type="float">
            <text:p>18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34_g_m_m_unicriminals_01_hispanic_01</text:p>
          </table:table-cell>
          <table:table-cell table:style-name="ce6" office:value-type="float" office:value="176" calcext:value-type="float">
            <text:p>176</text:p>
          </table:table-cell>
          <table:table-cell table:style-name="ce11" office:value-type="float" office:value="176" calcext:value-type="float">
            <text:p>1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35_g_m_m_unicriminals_01_hispanic_02</text:p>
          </table:table-cell>
          <table:table-cell table:style-name="ce6" office:value-type="float" office:value="196" calcext:value-type="float">
            <text:p>196</text:p>
          </table:table-cell>
          <table:table-cell table:style-name="ce11" office:value-type="float" office:value="196" calcext:value-type="float">
            <text:p>1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60_u_m_m_dorhomesteadhusband_01</text:p>
          </table:table-cell>
          <table:table-cell table:style-name="ce6" office:value-type="float" office:value="95" calcext:value-type="float">
            <text:p>95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71_u_m_m_emrfather_01</text:p>
          </table:table-cell>
          <table:table-cell table:style-name="ce6" office:value-type="float" office:value="95" calcext:value-type="float">
            <text:p>95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74_g_m_o_uniexconfeds_01_white_01</text:p>
          </table:table-cell>
          <table:table-cell table:style-name="ce6" office:value-type="float" office:value="159" calcext:value-type="float">
            <text:p>159</text:p>
          </table:table-cell>
          <table:table-cell table:style-name="ce11" office:value-type="float" office:value="159" calcext:value-type="float">
            <text:p>1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75_g_m_o_uniexconfeds_01_white_02</text:p>
          </table:table-cell>
          <table:table-cell table:style-name="ce6" office:value-type="float" office:value="229" calcext:value-type="float">
            <text:p>229</text:p>
          </table:table-cell>
          <table:table-cell table:style-name="ce11" office:value-type="float" office:value="229" calcext:value-type="float">
            <text:p>2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76_g_m_o_uniexconfeds_01_white_03</text:p>
          </table:table-cell>
          <table:table-cell table:style-name="ce6" office:value-type="float" office:value="281" calcext:value-type="float">
            <text:p>281</text:p>
          </table:table-cell>
          <table:table-cell table:style-name="ce11" office:value-type="float" office:value="281" calcext:value-type="float">
            <text:p>28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77_g_m_y_uniexconfeds_01_white_01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float" office:value="219" calcext:value-type="float">
            <text:p>2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78_g_m_y_uniexconfeds_01_white_02</text:p>
          </table:table-cell>
          <table:table-cell table:style-name="ce6" office:value-type="float" office:value="241" calcext:value-type="float">
            <text:p>241</text:p>
          </table:table-cell>
          <table:table-cell table:style-name="ce11" office:value-type="float" office:value="241" calcext:value-type="float">
            <text:p>2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79_g_m_y_uniexconfeds_01_white_03</text:p>
          </table:table-cell>
          <table:table-cell table:style-name="ce6" office:value-type="float" office:value="282" calcext:value-type="float">
            <text:p>282</text:p>
          </table:table-cell>
          <table:table-cell table:style-name="ce11" office:value-type="float" office:value="282" calcext:value-type="float">
            <text:p>2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92_a_m_m_htlroughtravellers_01_white_01</text:p>
          </table:table-cell>
          <table:table-cell table:style-name="ce6" office:value-type="float" office:value="102" calcext:value-type="float">
            <text:p>102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93_a_m_m_htlroughtravellers_01_hispanic_01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199_g_m_m_uniinbred_01_white_01</text:p>
          </table:table-cell>
          <table:table-cell table:style-name="ce6" office:value-type="float" office:value="179" calcext:value-type="float">
            <text:p>179</text:p>
          </table:table-cell>
          <table:table-cell table:style-name="ce11" office:value-type="float" office:value="179" calcext:value-type="float">
            <text:p>17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00_g_m_m_uniinbred_01_white_02</text:p>
          </table:table-cell>
          <table:table-cell table:style-name="ce6" office:value-type="float" office:value="159" calcext:value-type="float">
            <text:p>159</text:p>
          </table:table-cell>
          <table:table-cell table:style-name="ce11" office:value-type="float" office:value="159" calcext:value-type="float">
            <text:p>1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01_g_m_m_uniinbred_02_white_01</text:p>
          </table:table-cell>
          <table:table-cell table:style-name="ce6" office:value-type="float" office:value="160" calcext:value-type="float">
            <text:p>16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02_g_m_m_uniinbred_02_white_02</text:p>
          </table:table-cell>
          <table:table-cell table:style-name="ce6" office:value-type="float" office:value="178" calcext:value-type="float">
            <text:p>178</text:p>
          </table:table-cell>
          <table:table-cell table:style-name="ce11" office:value-type="float" office:value="178" calcext:value-type="float">
            <text:p>1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03_g_m_m_uniinbred_03_white_01</text:p>
          </table:table-cell>
          <table:table-cell table:style-name="ce6" office:value-type="float" office:value="168" calcext:value-type="float">
            <text:p>168</text:p>
          </table:table-cell>
          <table:table-cell table:style-name="ce11" office:value-type="float" office:value="168" calcext:value-type="float">
            <text:p>1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04_g_m_m_uniinbred_03_white_02</text:p>
          </table:table-cell>
          <table:table-cell table:style-name="ce6" office:value-type="float" office:value="203" calcext:value-type="float">
            <text:p>203</text:p>
          </table:table-cell>
          <table:table-cell table:style-name="ce11" office:value-type="float" office:value="203" calcext:value-type="float">
            <text:p>20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16_u_f_m_lagmother_01</text:p>
          </table:table-cell>
          <table:table-cell table:style-name="ce6" office:value-type="float" office:value="83" calcext:value-type="float">
            <text:p>83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34_s_m_m_mapworker_01_white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35_s_m_m_mapworker_01_white_02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55_g_m_m_unimountainmen_01_white_01</text:p>
          </table:table-cell>
          <table:table-cell table:style-name="ce6" office:value-type="float" office:value="137" calcext:value-type="float">
            <text:p>137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56_g_m_m_unimountainmen_01_white_02</text:p>
          </table:table-cell>
          <table:table-cell table:style-name="ce6" office:value-type="float" office:value="154" calcext:value-type="float">
            <text:p>154</text:p>
          </table:table-cell>
          <table:table-cell table:style-name="ce11" office:value-type="float" office:value="154" calcext:value-type="float">
            <text:p>1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57_g_m_m_unimountainmen_02_white_01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148" calcext:value-type="float">
            <text:p>1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58_g_m_m_unimountainmen_02_white_02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59_g_m_m_unimountainmen_03_native_01</text:p>
          </table:table-cell>
          <table:table-cell table:style-name="ce6" office:value-type="float" office:value="89" calcext:value-type="float">
            <text:p>89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60_g_m_m_unimountainmen_03_native_02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61_a_f_m_nbxslums_01_white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75_a_f_m_nbxupperclass_01_white_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76_a_f_m_nbxupperclass_01_white_02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77_a_f_m_nbxwhore_01_white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78_a_f_m_nbxwhore_01_black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79_a_f_m_nbxwhore_01_hispanic_01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80_a_f_m_nbxwhore_01_hispanic_02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81_a_f_m_nbxwhore_01_asian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82_a_f_m_nbxwhore_01_asian_02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83_a_m_m_nbxslums_01_white_01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91_a_m_m_nbxtownfolk_02_hispanic_01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93_a_m_m_nbxupperclass_01_white_01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94_a_m_m_nbxupperclass_01_white_02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95_a_m_y_nbxstreetkids_01_white_01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96_a_m_y_nbxstreet_01_white_02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97_a_m_y_nbxstreetkids_slums_01_white_01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298_a_m_y_nbxstreetkids_slums_01_white_02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01_a_m_m_nbxdockworkers_01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03_a_m_m_nbxlaborers_01_white_0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11_u_m_m_nbxbartender_01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12_u_m_m_nbxbartender_02</text:p>
          </table:table-cell>
          <table:table-cell table:style-name="ce6" office:value-type="float" office:value="196" calcext:value-type="float">
            <text:p>196</text:p>
          </table:table-cell>
          <table:table-cell table:style-name="ce11" office:value-type="float" office:value="196" calcext:value-type="float">
            <text:p>1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15_u_m_m_nbxdoctor_01</text:p>
          </table:table-cell>
          <table:table-cell table:style-name="ce6" office:value-type="float" office:value="201" calcext:value-type="float">
            <text:p>201</text:p>
          </table:table-cell>
          <table:table-cell table:style-name="ce11" office:value-type="float" office:value="201" calcext:value-type="float">
            <text:p>2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17_u_m_m_nbxgeneralstoreowner_01</text:p>
          </table:table-cell>
          <table:table-cell table:style-name="ce6" office:value-type="float" office:value="151" calcext:value-type="float">
            <text:p>151</text:p>
          </table:table-cell>
          <table:table-cell table:style-name="ce11" office:value-type="float" office:value="151" calcext:value-type="float">
            <text:p>1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19_u_m_m_nbxgunsmith_01</text:p>
          </table:table-cell>
          <table:table-cell table:style-name="ce6" office:value-type="float" office:value="141" calcext:value-type="float">
            <text:p>141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55_g_m_m_uniduster_01_white_01</text:p>
          </table:table-cell>
          <table:table-cell table:style-name="ce6" office:value-type="float" office:value="119" calcext:value-type="float">
            <text:p>119</text:p>
          </table:table-cell>
          <table:table-cell table:style-name="ce11" office:value-type="float" office:value="119" calcext:value-type="float">
            <text:p>1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56_g_m_m_uniduster_01_white_02</text:p>
          </table:table-cell>
          <table:table-cell table:style-name="ce6" office:value-type="float" office:value="128" calcext:value-type="float">
            <text:p>128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57_g_m_m_uniduster_02_white_01</text:p>
          </table:table-cell>
          <table:table-cell table:style-name="ce6" office:value-type="float" office:value="155" calcext:value-type="float">
            <text:p>155</text:p>
          </table:table-cell>
          <table:table-cell table:style-name="ce11" office:value-type="float" office:value="155" calcext:value-type="float">
            <text:p>1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58_g_m_m_uniduster_02_white_02</text:p>
          </table:table-cell>
          <table:table-cell table:style-name="ce6" office:value-type="float" office:value="124" calcext:value-type="float">
            <text:p>124</text:p>
          </table:table-cell>
          <table:table-cell table:style-name="ce11" office:value-type="float" office:value="124" calcext:value-type="float">
            <text:p>1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59_g_m_m_uniduster_02_irish_01</text:p>
          </table:table-cell>
          <table:table-cell table:style-name="ce6" office:value-type="float" office:value="121" calcext:value-type="float">
            <text:p>121</text:p>
          </table:table-cell>
          <table:table-cell table:style-name="ce11" office:value-type="float" office:value="121" calcext:value-type="float">
            <text:p>1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60_g_m_m_uniduster_03_irish_01</text:p>
          </table:table-cell>
          <table:table-cell table:style-name="ce6" office:value-type="float" office:value="239" calcext:value-type="float">
            <text:p>239</text:p>
          </table:table-cell>
          <table:table-cell table:style-name="ce11" office:value-type="float" office:value="239" calcext:value-type="float">
            <text:p>2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61_g_m_m_uniduster_03_white_01</text:p>
          </table:table-cell>
          <table:table-cell table:style-name="ce6" office:value-type="float" office:value="174" calcext:value-type="float">
            <text:p>174</text:p>
          </table:table-cell>
          <table:table-cell table:style-name="ce11" office:value-type="float" office:value="174" calcext:value-type="float">
            <text:p>17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62_g_m_m_uniduster_03_white_02</text:p>
          </table:table-cell>
          <table:table-cell table:style-name="ce6" office:value-type="float" office:value="160" calcext:value-type="float">
            <text:p>16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72_u_m_o_pshrancher_01</text:p>
          </table:table-cell>
          <table:table-cell table:style-name="ce6" office:value-type="float" office:value="96" calcext:value-type="float">
            <text:p>96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73_s_m_m_pinlaw_01_white_01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74_s_m_m_pinlaw_01_white_02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75_s_m_m_pinlaw_01_white_03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76_s_m_m_pinlaw_02_white_01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77_s_m_m_pinlaw_02_white_02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78_s_m_m_pinlaw_02_white_03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88_a_f_m_rhdtownfolk_01_white_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90_a_f_m_rhdtownfolk_02_black_01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91_a_f_m_rhdprostitute_01_white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92_a_f_m_rhdprostitute_01_black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93_a_m_m_rhdtownfolk_01_black_01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94_s_m_m_rhdfarmer_01_black_01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95_s_m_m_rhdfarmer_02_black_01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397_u_m_m_rhdbartender_01</text:p>
          </table:table-cell>
          <table:table-cell table:style-name="ce6" office:value-type="float" office:value="116" calcext:value-type="float">
            <text:p>116</text:p>
          </table:table-cell>
          <table:table-cell table:style-name="ce11" office:value-type="float" office:value="116" calcext:value-type="float">
            <text:p>1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00_u_m_m_rhdgenstoreowner_01</text:p>
          </table:table-cell>
          <table:table-cell table:style-name="ce6" office:value-type="float" office:value="158" calcext:value-type="float">
            <text:p>158</text:p>
          </table:table-cell>
          <table:table-cell table:style-name="ce11" office:value-type="float" office:value="158" calcext:value-type="float">
            <text:p>1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01_u_m_m_rhdgunsmith_01</text:p>
          </table:table-cell>
          <table:table-cell table:style-name="ce6" office:value-type="float" office:value="145" calcext:value-type="float">
            <text:p>145</text:p>
          </table:table-cell>
          <table:table-cell table:style-name="ce11" office:value-type="float" office:value="145" calcext:value-type="float">
            <text:p>1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05_u_m_m_rhdsheriff_01</text:p>
          </table:table-cell>
          <table:table-cell table:style-name="ce6" office:value-type="float" office:value="166" calcext:value-type="float">
            <text:p>166</text:p>
          </table:table-cell>
          <table:table-cell table:style-name="ce11" office:value-type="float" office:value="166" calcext:value-type="float">
            <text:p>1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06_u_m_m_rhdtrainstationworker_01</text:p>
          </table:table-cell>
          <table:table-cell table:style-name="ce6" office:value-type="float" office:value="118" calcext:value-type="float">
            <text:p>118</text:p>
          </table:table-cell>
          <table:table-cell table:style-name="ce11" office:value-type="float" office:value="118" calcext:value-type="float">
            <text:p>1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11_a_m_m_rkrroughtravellers_01_white_01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12_a_m_m_rkrroughtravellers_01_black_01</text:p>
          </table:table-cell>
          <table:table-cell table:style-name="ce6" office:value-type="float" office:value="92" calcext:value-type="float">
            <text:p>92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18_a_m_m_sclroughtravellers_01_white_01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19_a_m_m_sclroughtravellers_01_black_01</text:p>
          </table:table-cell>
          <table:table-cell table:style-name="ce6" office:value-type="float" office:value="83" calcext:value-type="float">
            <text:p>83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26_s_m_m_skpguard_01_white_01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27_a_f_m_strtownfolk_01_white_01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29_a_m_m_strtownfolk_01_white_01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31_s_m_m_strlumberjack_01_white_01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34_s_m_m_strmillworker_01_white_01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42_u_m_m_strfreightstationowner_01</text:p>
          </table:table-cell>
          <table:table-cell table:style-name="ce6" office:value-type="float" office:value="118" calcext:value-type="float">
            <text:p>118</text:p>
          </table:table-cell>
          <table:table-cell table:style-name="ce11" office:value-type="float" office:value="118" calcext:value-type="float">
            <text:p>1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52_a_f_m_grifancytravellers_01_white_01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54_a_m_m_griroughtravellers_01_white_01</text:p>
          </table:table-cell>
          <table:table-cell table:style-name="ce6" office:value-type="float" office:value="127" calcext:value-type="float">
            <text:p>127</text:p>
          </table:table-cell>
          <table:table-cell table:style-name="ce11" office:value-type="float" office:value="127" calcext:value-type="float">
            <text:p>12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57_u_m_m_strsherriff_01</text:p>
          </table:table-cell>
          <table:table-cell table:style-name="ce6" office:value-type="float" office:value="138" calcext:value-type="float">
            <text:p>138</text:p>
          </table:table-cell>
          <table:table-cell table:style-name="ce11" office:value-type="float" office:value="138" calcext:value-type="float">
            <text:p>1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61_a_f_m_valtownfolk_01_white_01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62_a_f_m_valprostitute_01_white_01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65_a_m_m_valtownfolk_01_white_01</text:p>
          </table:table-cell>
          <table:table-cell table:style-name="ce6" office:value-type="float" office:value="108" calcext:value-type="float">
            <text:p>108</text:p>
          </table:table-cell>
          <table:table-cell table:style-name="ce11" office:value-type="float" office:value="108" calcext:value-type="float">
            <text:p>10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66_a_m_m_valtownfolk_02_white_01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67_s_m_m_valcowpoke_01_white_01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70_a_m_m_valfarmer_01_white_01</text:p>
          </table:table-cell>
          <table:table-cell table:style-name="ce6" office:value-type="float" office:value="149" calcext:value-type="float">
            <text:p>149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75_u_m_m_valbartender_01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77_u_m_m_valdoctor_01</text:p>
          </table:table-cell>
          <table:table-cell table:style-name="ce6"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78_u_m_m_valgenstoreowner_01</text:p>
          </table:table-cell>
          <table:table-cell table:style-name="ce6" office:value-type="float" office:value="157" calcext:value-type="float">
            <text:p>157</text:p>
          </table:table-cell>
          <table:table-cell table:style-name="ce11" office:value-type="float" office:value="157" calcext:value-type="float">
            <text:p>1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79_u_m_m_valgunsmith_01</text:p>
          </table:table-cell>
          <table:table-cell table:style-name="ce6" office:value-type="float" office:value="149" calcext:value-type="float">
            <text:p>149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80_u_m_m_valhotelowner_01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84_u_m_m_valsheriff_01</text:p>
          </table:table-cell>
          <table:table-cell table:style-name="ce6" office:value-type="float" office:value="268" calcext:value-type="float">
            <text:p>268</text:p>
          </table:table-cell>
          <table:table-cell table:style-name="ce11" office:value-type="float" office:value="268" calcext:value-type="float">
            <text:p>2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86_a_f_m_vhtprostitute_01_white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87_a_f_m_vhtprostitute_01_black_01</text:p>
          </table:table-cell>
          <table:table-cell table:style-name="ce6"/>
          <table:table-cell table:style-name="ce11" table:number-columns-repeated="3"/>
          <table:table-cell table:style-name="ce11" office:value-type="string" calcext:value-type="string">
            <text:p>Deprecated fi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87_a_f_m_vhtprostitute_02_black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90_a_f_m_vhttownfolk_01_white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91_a_f_m_vhttownfolk_01_black_01</text:p>
          </table:table-cell>
          <table:table-cell table:style-name="ce6"/>
          <table:table-cell table:style-name="ce11" table:number-columns-repeated="3"/>
          <table:table-cell table:style-name="ce11" office:value-type="string" calcext:value-type="string">
            <text:p>Deprecated fi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491_a_f_m_vhttownfolk_02_black_01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94_a_m_m_vhttownfolk_01_white_01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95_a_m_m_vhttownfolk_01_black_01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97_s_m_m_vhtlaborer_01_white_01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499_s_m_m_vhtdockworker_01_white_01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07_u_m_m_vhtstationclerk_01</text:p>
          </table:table-cell>
          <table:table-cell table:style-name="ce6" office:value-type="float" office:value="127" calcext:value-type="float">
            <text:p>127</text:p>
          </table:table-cell>
          <table:table-cell table:style-name="ce11" office:value-type="float" office:value="127" calcext:value-type="float">
            <text:p>12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09_u_m_o_vhtexoticshopkeeper_01</text:p>
          </table:table-cell>
          <table:table-cell table:style-name="ce6" office:value-type="float" office:value="138" calcext:value-type="float">
            <text:p>138</text:p>
          </table:table-cell>
          <table:table-cell table:style-name="ce11" office:value-type="float" office:value="138" calcext:value-type="float">
            <text:p>1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10_a_f_m_waptownfolk_01_native_01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11_a_f_m_waptownfolk_01_native_02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14_a_m_m_wapwarriors_01_native_01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15_a_m_m_wapwarriors_01_native_02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33_a_f_m_civ_white_02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37_a_f_m_civ_white_06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46_a_f_m_civ_white_15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57_a_f_m_prostitute_black_01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58_a_f_m_prostitute_black_02</text:p>
          </table:table-cell>
          <table:table-cell table:style-name="ce6" office:value-type="float" office:value="94" calcext:value-type="float">
            <text:p>94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59_a_f_m_prostitute_black_03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60_a_f_m_prostitute_black_04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61_a_f_m_prostitute_black_05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62_a_f_m_prostitute_white_01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63_a_f_m_prostitute_white_02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64_a_f_m_prostitute_white_03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65_a_f_m_prostitute_white_04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66_a_f_m_prostitute_white_05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81_a_m_m_civ_white_05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83_a_m_m_civ_white_07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85_a_m_m_civ_white_09</text:p>
          </table:table-cell>
          <table:table-cell table:style-name="ce6" office:value-type="float" office:value="91" calcext:value-type="float">
            <text:p>91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89_a_m_m_civ_white_13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92_a_m_m_civ_white_16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94_a_m_m_civ_poor_white_avoid_14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595_a_m_m_civ_white_avoid_11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04_a_m_m_poor_black_03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13_a_m_m_poor_black_12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15_a_m_m_poor_black_14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16_a_m_m_poor_black_15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25_a_m_m_poor_hispanic_04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26_a_m_m_poor_hispanic_05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27_a_m_m_poor_hispanic_06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43_a_m_m_poor_white_02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44_a_m_m_civ_poor_white_aggressive_19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50_a_m_m_civ_poor_white_aggressive_20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56_a_m_m_poor_white_15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57_a_m_m_civ_poor_white_aggressive_18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59_a_m_m_poor_white_18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77_a_m_m_rhdtownfolk_02_white_01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78_u_m_m_strgenstoreowner_01</text:p>
          </table:table-cell>
          <table:table-cell table:style-name="ce6" office:value-type="float" office:value="154" calcext:value-type="float">
            <text:p>154</text:p>
          </table:table-cell>
          <table:table-cell table:style-name="ce11" office:value-type="float" office:value="154" calcext:value-type="float">
            <text:p>1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79_u_m_m_nbxshadydealer_01</text:p>
          </table:table-cell>
          <table:table-cell table:style-name="ce6" office:value-type="float" office:value="141" calcext:value-type="float">
            <text:p>141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86_u_m_o_valbartender_01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94_u_m_m_rhdgenstoreowner_02</text:p>
          </table:table-cell>
          <table:table-cell table:style-name="ce6" office:value-type="float" office:value="141" calcext:value-type="float">
            <text:p>141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696_u_m_m_lrshomesteadtenant_01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01_a_m_m_rhdupperclass_01_white_01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02_a_m_m_rhdupperclass_01_white_02</text:p>
          </table:table-cell>
          <table:table-cell table:style-name="ce6" office:value-type="float" office:value="131" calcext:value-type="float">
            <text:p>131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03_a_f_m_rhdupperclass_01_white_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04_a_f_m_rhdupperclass_01_white_02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08_s_m_m_racrailguards_01_white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09_s_m_m_nbxriverboatguards_white_01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0_u_m_m_valbarber_01</text:p>
          </table:table-cell>
          <table:table-cell table:style-name="ce6" office:value-type="float" office:value="89" calcext:value-type="float">
            <text:p>89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1_g_m_m_uniranchers_01_white_01</text:p>
          </table:table-cell>
          <table:table-cell table:style-name="ce6" office:value-type="float" office:value="129" calcext:value-type="float">
            <text:p>129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2_g_m_m_uniranchers_01_white_02</text:p>
          </table:table-cell>
          <table:table-cell table:style-name="ce6" office:value-type="float" office:value="136" calcext:value-type="float">
            <text:p>136</text:p>
          </table:table-cell>
          <table:table-cell table:style-name="ce11" office:value-type="float" office:value="136" calcext:value-type="float">
            <text:p>1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3_g_m_m_uniranchers_01_white_03</text:p>
          </table:table-cell>
          <table:table-cell table:style-name="ce6" office:value-type="float" office:value="144" calcext:value-type="float">
            <text:p>144</text:p>
          </table:table-cell>
          <table:table-cell table:style-name="ce11" office:value-type="float" office:value="144" calcext:value-type="float">
            <text:p>1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4_g_m_m_uniranchers_01_white_04</text:p>
          </table:table-cell>
          <table:table-cell table:style-name="ce6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7_a_f_m_btchillbilly_01_white_02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8_a_m_m_btchillbilly_01_white_02</text:p>
          </table:table-cell>
          <table:table-cell table:style-name="ce6" office:value-type="float" office:value="113" calcext:value-type="float">
            <text:p>113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19_a_f_o_btchillbilly_01_white_01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0_a_f_o_btchillbilly_01_white_02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1_a_m_o_btchillbilly_01_white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2_a_m_o_btchillbilly_01_white_02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3_a_m_m_guatownfolk_01_hispanic_01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4_a_m_m_guatownfolk_01_hispanic_02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5_a_m_m_guatownfolk_01_hispanic_03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6_a_m_m_guatownfolk_01_hispanic_04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29_a_f_m_guatownfolk_01_hispanic_01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0_a_f_m_guatownfolk_01_hispanic_02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1_a_f_m_guatownfolk_01_hispanic_03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2_a_m_m_guatownfolk_01_hispanic_05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5_s_m_m_mapworker_01_white_03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6_s_f_m_mapworker_01_white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7_s_f_m_mapworker_01_white_02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8_s_f_m_mapworker_01_white_03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39_g_m_m_bountyhunters_01_white_01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0_g_m_m_bountyhunters_01_white_02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1_g_m_m_bountyhunters_01_white_03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2_g_m_m_bountyhunters_01_white_04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3_g_m_m_bountyhunters_01_white_05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4_g_m_m_bountyhunters_01_white_06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5_g_m_m_bountyhunters_01_white_07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6_g_m_m_bountyhunters_01_white_08</text:p>
          </table:table-cell>
          <table:table-cell table:style-name="ce6" office:value-type="float" office:value="76" calcext:value-type="float">
            <text:p>76</text:p>
          </table:table-cell>
          <table:table-cell table:style-name="ce11" office:value-type="float" office:value="76" calcext:value-type="float">
            <text:p>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7_g_m_m_bountyhunters_01_white_09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48_a_m_m_jamesonguard_01_white_01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0_a_f_o_blwupperclass_01_white_02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1_a_m_o_blwupperclass_01_white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2_a_m_o_blwupperclass_01_white_02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3_a_m_m_blwlaborer_01_white_01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4_a_m_m_blwlaborer_02_hispanic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5_a_m_m_blwforeman_01_white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6_g_m_m_unigrays_01_white_01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7_s_m_m_cornwallguard_01_white_01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8_s_m_m_cornwallguard_01_white_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59_a_m_m_emrfarmhand_01_white_01</text:p>
          </table:table-cell>
          <table:table-cell table:style-name="ce6" office:value-type="float" office:value="92" calcext:value-type="float">
            <text:p>92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0_s_m_m_fussarhenchman_01_hispanic_01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1_s_m_m_fussarhenchman_01_hispanic_02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2_s_m_m_fussarhenchman_01_hispanic_03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3_s_m_m_fussarhenchman_01_hispanic_04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4_s_m_m_fussarhenchman_01_hispanic_05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5_s_m_m_fussarhenchman_01_hispanic_06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6_a_m_m_lagtownfolk_01_black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7_a_m_m_lagtownfolk_01_black_02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8_a_m_o_lagtownfolk_01_black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69_a_m_o_lagtownfolk_01_black_02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0_a_f_m_lagtownfolk_01_black_01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1_a_f_m_lagtownfolk_01_black_02</text:p>
          </table:table-cell>
          <table:table-cell table:style-name="ce6" office:value-type="float" office:value="116" calcext:value-type="float">
            <text:p>116</text:p>
          </table:table-cell>
          <table:table-cell table:style-name="ce11" office:value-type="float" office:value="116" calcext:value-type="float">
            <text:p>1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2_a_f_o_lagtownfolk_01_black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3_a_f_o_lagtownfolk_01_black_02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4_a_f_m_sdslums_02_black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5_a_m_m_sdslums_02_black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6_a_m_y_sdstreet_slums_02_black_01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7_a_m_y_sdstreet_slums_02_black_02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8_a_m_m_sddockworkers_02_black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79_a_m_m_sdlaborers_02_black_01</text:p>
          </table:table-cell>
          <table:table-cell table:style-name="ce6" office:value-type="float" office:value="128" calcext:value-type="float">
            <text:p>128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0_g_m_m_unigrays_01_white_02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1_a_f_m_sdslums_02_black_02</text:p>
          </table:table-cell>
          <table:table-cell table:style-name="ce6" office:value-type="float" office:value="102" calcext:value-type="float">
            <text:p>102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2_a_f_m_lowersdtownfolk_01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3_a_f_m_lowersdtownfolk_02_black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4_a_f_m_lowersdtownfolk_03_hispanic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5_a_f_m_middlesdtownfolk_01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6_a_f_m_middlesdtownfolk_02_black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8_a_m_m_lowersdtownfolk_01_white_01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89_a_m_m_lowersdtownfolk_02_black_01</text:p>
          </table:table-cell>
          <table:table-cell table:style-name="ce6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1_a_m_m_middlesdtownfolk_01_white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2_a_m_m_middlesdtownfolk_02_black_01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3_a_m_m_middlesdtownfolk_03_hispanic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4_a_f_m_sdchinatown_01_asian_0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5_a_f_m_sdchinatown_01_asian_02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6_a_f_o_sdchinatown_01_asian_01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7_a_m_m_sdchinatown_01_asian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799_a_m_o_sdchinatown_01_asian_02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0_a_f_o_sdupperclass_01_white_01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1_a_f_o_sdupperclass_01_white_02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2_a_m_o_sdupperclass_01_white_0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3_a_m_o_sdupperclass_01_white_02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4_a_f_m_sdfancywhore_01_white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5_a_m_m_sddockforeman_01_white_01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6_s_m_m_army_01_white_01</text:p>
          </table:table-cell>
          <table:table-cell table:style-name="ce6" office:value-type="float" office:value="86" calcext:value-type="float">
            <text:p>86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7_s_m_m_army_01_white_02</text:p>
          </table:table-cell>
          <table:table-cell table:style-name="ce6" office:value-type="float" office:value="115" calcext:value-type="float">
            <text:p>115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8_s_m_m_army_01_white_03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09_s_m_y_army_01_white_01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0_s_m_y_army_01_white_02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1_s_m_y_army_01_white_03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2_g_m_m_unibraithwaites_01_white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3_g_m_m_unibraithwaites_01_white_02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4_a_m_m_rhdforeman_01_white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5_a_m_m_strlaborer_01_white_01</text:p>
          </table:table-cell>
          <table:table-cell table:style-name="ce6" office:value-type="float" office:value="89" calcext:value-type="float">
            <text:p>89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6_a_m_m_vallaborer_01_white_01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7_a_m_m_vhtthug_01_white_01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8_a_m_m_vhtthug_01_white_0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19_a_m_m_vhtthug_01_white_03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0_s_m_m_tailor_01_white_01</text:p>
          </table:table-cell>
          <table:table-cell table:style-name="ce6" office:value-type="float" office:value="129" calcext:value-type="float">
            <text:p>129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1_s_m_m_barber_01_white_01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2_s_m_m_bankclerk_01_white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3_s_m_m_bankclerk_01_white_02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4_s_m_m_bankclerk_01_white_03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5_s_m_m_liveryworker_01_white_01</text:p>
          </table:table-cell>
          <table:table-cell table:style-name="ce6" office:value-type="float" office:value="86" calcext:value-type="float">
            <text:p>86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6_s_m_m_liveryworker_01_white_02</text:p>
          </table:table-cell>
          <table:table-cell table:style-name="ce6" office:value-type="float" office:value="83" calcext:value-type="float">
            <text:p>83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7_s_m_m_liveryworker_01_white_03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8_s_m_m_liveryworker_01_white_04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29_s_m_y_newspaperboy_01_white_01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0_s_m_y_newspaperboy_01_white_02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1_s_m_y_newspaperboy_01_white_03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2_s_m_m_trainstationworker_01_white_01</text:p>
          </table:table-cell>
          <table:table-cell table:style-name="ce6" office:value-type="float" office:value="107" calcext:value-type="float">
            <text:p>107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3_s_m_m_trainstationworker_01_white_02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4_s_m_m_trainstationworker_01_white_03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5_s_m_m_genconductor_01_white_01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6_s_m_m_genconductor_01_white_02</text:p>
          </table:table-cell>
          <table:table-cell table:style-name="ce6" office:value-type="float" office:value="94" calcext:value-type="float">
            <text:p>94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7_s_m_m_genconductor_01_white_03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8_s_m_m_marketvendor_01_white_01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39_s_m_m_marketvendor_01_white_02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0_s_m_m_marketvendor_01_black_01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1_s_m_m_marketvendor_01_black_01</text:p>
          </table:table-cell>
          <table:table-cell table:style-name="ce6"/>
          <table:table-cell table:style-name="ce11" table:number-columns-repeated="3"/>
          <table:table-cell table:style-name="ce11" office:value-type="string" calcext:value-type="string">
            <text:p>Deprecated fi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842_s_m_m_unibutchers_01_white_01</text:p>
          </table:table-cell>
          <table:table-cell table:style-name="ce6" office:value-type="float" office:value="112" calcext:value-type="float">
            <text:p>112</text:p>
          </table:table-cell>
          <table:table-cell table:style-name="ce11" office:value-type="float" office:value="112" calcext:value-type="float">
            <text:p>1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3_s_m_m_unibutchers_01_white_02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4_s_m_m_unibutchers_01_white_03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5_a_f_m_blwtownfolk_02_hispanic_02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6_a_f_m_civ_black_avoid_01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7_a_f_m_civ_black_avoid_02</text:p>
          </table:table-cell>
          <table:table-cell table:style-name="ce6" office:value-type="float" office:value="172" calcext:value-type="float">
            <text:p>172</text:p>
          </table:table-cell>
          <table:table-cell table:style-name="ce11" office:value-type="float" office:value="172" calcext:value-type="float">
            <text:p>1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8_a_f_m_civ_hispanic_avoid_01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49_a_f_m_civ_hispanic_avoid_02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0_a_f_m_civ_hispanic_avoid_03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1_a_f_m_civ_poor_black_avoid_01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2_a_f_m_civ_poor_black_avoid_02</text:p>
          </table:table-cell>
          <table:table-cell table:style-name="ce6" office:value-type="float" office:value="48" calcext:value-type="float">
            <text:p>48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3_a_f_m_civ_poor_black_avoid_03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4_a_f_m_civ_poor_black_avoid_04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5_a_f_m_civ_poor_black_timid_01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6_a_f_m_civ_poor_black_timid_02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7_a_f_m_civ_poor_black_timid_03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8_a_f_m_civ_poor_black_timid_04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59_a_f_m_civ_poor_white_aggressive_01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0_a_f_m_civ_poor_white_aggressive_02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1_a_f_m_civ_poor_white_aggressive_03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3_a_f_m_civ_poor_white_avoid_01</text:p>
          </table:table-cell>
          <table:table-cell table:style-name="ce6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4_a_f_m_civ_poor_white_avoid_02</text:p>
          </table:table-cell>
          <table:table-cell table:style-name="ce6" office:value-type="float" office:value="48" calcext:value-type="float">
            <text:p>48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5_a_f_m_civ_poor_white_avoid_03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6_a_f_m_civ_poor_white_avoid_0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7_a_f_m_civ_poor_white_avoid_05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8_a_f_m_civ_poor_white_avoid_06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69_a_f_m_civ_white_avoid_01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0_a_f_m_civ_white_avoid_02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1_a_f_m_civ_white_avoid_03</text:p>
          </table:table-cell>
          <table:table-cell table:style-name="ce6" office:value-type="float" office:value="118" calcext:value-type="float">
            <text:p>118</text:p>
          </table:table-cell>
          <table:table-cell table:style-name="ce11" office:value-type="float" office:value="118" calcext:value-type="float">
            <text:p>1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2_a_f_m_civ_white_timid_01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3_a_f_m_civ_white_timid_02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4_a_f_m_civ_white_timid_03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6_a_f_m_civ_white_timid_05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7_a_m_m_civ_poor_asian_avoid_01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8_a_m_m_civ_poor_asian_avoid_0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79_a_m_m_civ_poor_asian_avoid_03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0_a_m_m_civ_poor_asian_avoid_04</text:p>
          </table:table-cell>
          <table:table-cell table:style-name="ce6" office:value-type="float" office:value="81" calcext:value-type="float">
            <text:p>81</text:p>
          </table:table-cell>
          <table:table-cell table:style-name="ce11" office:value-type="float" office:value="81" calcext:value-type="float">
            <text:p>8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1_a_m_m_civ_poor_black_aggressive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2_a_m_m_civ_poor_black_aggressive_02</text:p>
          </table:table-cell>
          <table:table-cell table:style-name="ce6" office:value-type="float" office:value="112" calcext:value-type="float">
            <text:p>112</text:p>
          </table:table-cell>
          <table:table-cell table:style-name="ce11" office:value-type="float" office:value="112" calcext:value-type="float">
            <text:p>1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3_a_m_m_civ_poor_black_aggressive_03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4_a_m_m_civ_poor_black_aggressive_04</text:p>
          </table:table-cell>
          <table:table-cell table:style-name="ce6" office:value-type="float" office:value="121" calcext:value-type="float">
            <text:p>121</text:p>
          </table:table-cell>
          <table:table-cell table:style-name="ce11" office:value-type="float" office:value="121" calcext:value-type="float">
            <text:p>1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6_a_m_m_civ_poor_black_avoid_01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7_a_m_m_civ_poor_black_avoid_02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8_a_m_m_civ_poor_black_avoid_03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89_a_m_m_civ_poor_black_avoid_04</text:p>
          </table:table-cell>
          <table:table-cell table:style-name="ce6" office:value-type="float" office:value="121" calcext:value-type="float">
            <text:p>121</text:p>
          </table:table-cell>
          <table:table-cell table:style-name="ce11" office:value-type="float" office:value="121" calcext:value-type="float">
            <text:p>1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0_a_m_m_civ_poor_black_avoid_05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1_a_m_m_civ_poor_black_avoid_06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2_a_m_m_civ_poor_black_avoid_07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3_a_m_m_civ_poor_black_avoid_08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4_a_m_m_civ_poor_black_avoid_09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6_a_m_m_civ_poor_hispanic_avoid_01</text:p>
          </table:table-cell>
          <table:table-cell table:style-name="ce6" office:value-type="float" office:value="83" calcext:value-type="float">
            <text:p>83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7_a_m_m_civ_poor_hispanic_avoid_02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8_a_m_m_civ_poor_hispanic_avoid_03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899_a_m_m_civ_poor_hispanic_avoid_04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1_a_m_m_civ_poor_white_aggressive_01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2_a_m_m_civ_poor_white_aggressive_02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3_a_m_m_civ_poor_white_aggressive_03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4_a_m_m_civ_poor_white_aggressive_04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5_a_m_m_civ_poor_white_aggressive_05</text:p>
          </table:table-cell>
          <table:table-cell table:style-name="ce6" office:value-type="float" office:value="92" calcext:value-type="float">
            <text:p>92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6_a_m_m_civ_poor_white_aggressive_06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7_a_m_m_civ_poor_white_aggressive_07</text:p>
          </table:table-cell>
          <table:table-cell table:style-name="ce6" office:value-type="float" office:value="86" calcext:value-type="float">
            <text:p>86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8_a_m_m_civ_poor_white_aggressive_08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09_a_m_m_civ_poor_white_aggressive_09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0_a_m_m_civ_poor_white_aggressive_10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1_a_m_m_civ_poor_white_aggressive_11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2_a_m_m_civ_poor_white_aggressive_12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3_a_m_m_civ_poor_white_aggressive_13</text:p>
          </table:table-cell>
          <table:table-cell table:style-name="ce6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4_a_m_m_civ_poor_white_aggressive_14</text:p>
          </table:table-cell>
          <table:table-cell table:style-name="ce6" office:value-type="float" office:value="91" calcext:value-type="float">
            <text:p>91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5_a_m_m_civ_poor_white_aggressive_15</text:p>
          </table:table-cell>
          <table:table-cell table:style-name="ce6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8_a_m_m_civ_poor_white_avoid_01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19_a_m_m_civ_poor_white_avoid_02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0_a_m_m_civ_poor_white_avoid_03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1_a_m_m_civ_poor_white_avoid_04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2_a_m_m_civ_poor_white_avoid_05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3_a_m_m_civ_poor_white_avoid_06</text:p>
          </table:table-cell>
          <table:table-cell table:style-name="ce6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4_a_m_m_civ_poor_white_avoid_07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5_a_m_m_civ_poor_white_avoid_08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6_a_m_m_civ_poor_white_avoid_09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7_a_m_m_civ_poor_white_avoid_10</text:p>
          </table:table-cell>
          <table:table-cell table:style-name="ce6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8_a_m_m_civ_poor_white_avoid_11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29_a_m_m_civ_poor_white_avoid_12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1_a_m_m_civ_white_avoid_01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2_a_m_m_civ_white_avoid_02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3_a_m_m_civ_white_avoid_03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4_a_m_m_civ_white_avoid_04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5_a_m_m_civ_white_avoid_05</text:p>
          </table:table-cell>
          <table:table-cell table:style-name="ce6" office:value-type="float" office:value="102" calcext:value-type="float">
            <text:p>102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6_a_m_m_civ_white_avoid_06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7_a_m_m_civ_white_avoid_07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38_a_m_m_civ_white_avoid_08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1_a_m_m_foreman_white_avoid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2_a_m_m_foreman_white_avoid_02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3_a_m_m_foreman_white_avoid_03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4_a_m_m_foreman_white_avoid_04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5_a_m_m_foreman_white_avoid_05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6_a_m_m_guard_white_aggressive_01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7_a_m_m_guard_white_aggressive_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8_a_m_m_guard_white_aggressive_03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49_a_m_m_guard_white_aggressive_04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0_a_m_m_guard_white_aggressive_05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1_a_m_m_guard_white_aggressive_06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2_a_m_m_guard_white_aggressive_07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3_a_m_m_guard_white_aggressive_08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4_a_m_m_guard_white_aggressive_09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5_a_m_m_guard_white_aggressive_10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6_a_m_m_rancher_white_01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7_a_m_m_rancher_white_02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8_a_m_m_rancher_white_03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59_a_m_m_rancher_white_04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0_a_m_m_rancher_white_05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1_a_m_m_rancher_white_06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2_a_m_m_rancher_white_07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3_a_m_m_roughtravellers_black_01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4_a_m_m_roughtravellers_black_02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5_a_m_m_roughtravellers_black_03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6_a_m_m_roughtravellers_black_04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7_a_m_m_roughtravellers_hispanic_01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8_a_m_m_roughtravellers_hispanic_0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69_a_m_m_roughtravellers_hispanic_03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0_a_m_m_roughtravellers_white_01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1_a_m_m_roughtravellers_white_02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2_a_m_m_roughtravellers_white_03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3_a_m_m_roughtravellers_white_04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4_a_m_m_roughtravellers_white_05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5_a_m_m_roughtravellers_white_06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6_a_m_m_roughtravellers_white_07</text:p>
          </table:table-cell>
          <table:table-cell table:style-name="ce6" office:value-type="float" office:value="141" calcext:value-type="float">
            <text:p>141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7_a_m_m_roughtravellers_white_08</text:p>
          </table:table-cell>
          <table:table-cell table:style-name="ce6" office:value-type="float" office:value="145" calcext:value-type="float">
            <text:p>145</text:p>
          </table:table-cell>
          <table:table-cell table:style-name="ce11" office:value-type="float" office:value="145" calcext:value-type="float">
            <text:p>1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8_s_m_m_ambientlawrural_white_01</text:p>
          </table:table-cell>
          <table:table-cell table:style-name="ce6" office:value-type="float" office:value="74" calcext:value-type="float">
            <text:p>74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79_s_m_m_ambientlawrural_white_02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0_s_m_m_ambientlawrural_white_03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1_s_m_m_ambientlawrural_white_04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2_s_m_m_ambientlawrural_white_05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3_s_m_m_ambientlawrural_white_06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4_s_m_m_ambientlawrural_white_07</text:p>
          </table:table-cell>
          <table:table-cell table:style-name="ce6" office:value-type="float" office:value="97" calcext:value-type="float">
            <text:p>97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5_s_m_m_ambientlawrural_white_08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6_s_m_m_dispatchlawrural_white_01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7_s_m_m_dispatchlawrural_white_02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8_s_m_m_dispatchlawrural_white_03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89_s_m_m_dispatchlawrural_white_04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0_s_m_m_dispatchlawrural_white_05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1_s_m_m_dispatchlawrural_white_06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2_s_m_m_dispatchlawrural_white_07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3_s_m_m_dispatchlawrural_white_08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4_s_m_m_dispatchlawrural_white_09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5_s_m_m_dispatchleaderrural_white_01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6_s_m_m_dispatchleaderrural_white_02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7_s_m_m_dispatchleaderrural_white_03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8_s_m_m_ambientsdpolice_white_01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0999_s_m_m_ambientsdpolice_white_02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0_s_m_m_ambientsdpolice_white_03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1_s_m_m_ambientsdpolice_white_04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2_s_m_m_ambientblwpolice_white_01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3_s_m_m_ambientblwpolice_white_02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4_s_m_m_ambientblwpolice_white_03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5_s_m_m_dispatchpolice_white_01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6_s_m_m_dispatchpolice_white_02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7_s_m_m_dispatchpolice_white_03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8_s_m_m_dispatchpolice_white_04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09_s_m_m_dispatchpolice_white_05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0_s_m_m_dispatchpolice_white_06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1_s_m_m_dispatchpolice_white_07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2_s_m_m_dispatchleaderpolice_white_01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3_s_m_m_dispatchleaderpolice_white_02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4_a_m_m_sdslums_02_black_01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5_a_f_m_middlesdtownfolk_04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6_a_m_m_lowersdtownfolk_04_black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7_u_m_m_sdpolicechief_01</text:p>
          </table:table-cell>
          <table:table-cell table:style-name="ce6" office:value-type="float" office:value="152" calcext:value-type="float">
            <text:p>152</text:p>
          </table:table-cell>
          <table:table-cell table:style-name="ce11" office:value-type="float" office:value="152" calcext:value-type="float">
            <text:p>1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8_g_m_m_uniduster_01_irish_01</text:p>
          </table:table-cell>
          <table:table-cell table:style-name="ce6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19_g_m_m_unibanditos_01_hispanic_01</text:p>
          </table:table-cell>
          <table:table-cell table:style-name="ce6" office:value-type="float" office:value="231" calcext:value-type="float">
            <text:p>231</text:p>
          </table:table-cell>
          <table:table-cell table:style-name="ce11" office:value-type="float" office:value="231" calcext:value-type="float">
            <text:p>23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0_g_m_m_unibanditos_01_hispanic_02</text:p>
          </table:table-cell>
          <table:table-cell table:style-name="ce6" office:value-type="float" office:value="167" calcext:value-type="float">
            <text:p>167</text:p>
          </table:table-cell>
          <table:table-cell table:style-name="ce11" office:value-type="float" office:value="167" calcext:value-type="float">
            <text:p>1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1_g_m_m_unibanditos_01_hispanic_03</text:p>
          </table:table-cell>
          <table:table-cell table:style-name="ce6" office:value-type="float" office:value="145" calcext:value-type="float">
            <text:p>145</text:p>
          </table:table-cell>
          <table:table-cell table:style-name="ce11" office:value-type="float" office:value="145" calcext:value-type="float">
            <text:p>1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2_g_m_m_unibanditos_01_hispanic_04</text:p>
          </table:table-cell>
          <table:table-cell table:style-name="ce6" office:value-type="float" office:value="181" calcext:value-type="float">
            <text:p>181</text:p>
          </table:table-cell>
          <table:table-cell table:style-name="ce11" office:value-type="float" office:value="181" calcext:value-type="float">
            <text:p>18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3_g_m_m_unibanditos_01_white_01</text:p>
          </table:table-cell>
          <table:table-cell table:style-name="ce6" office:value-type="float" office:value="164" calcext:value-type="float">
            <text:p>164</text:p>
          </table:table-cell>
          <table:table-cell table:style-name="ce11" office:value-type="float" office:value="164" calcext:value-type="float">
            <text:p>1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4_g_m_m_unibanditos_01_white_02</text:p>
          </table:table-cell>
          <table:table-cell table:style-name="ce6" office:value-type="float" office:value="162" calcext:value-type="float">
            <text:p>162</text:p>
          </table:table-cell>
          <table:table-cell table:style-name="ce11" office:value-type="float" office:value="162" calcext:value-type="float">
            <text:p>1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5_u_m_m_valbutcher_01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6_g_m_y_uniexconfeds_01_white_04</text:p>
          </table:table-cell>
          <table:table-cell table:style-name="ce6" office:value-type="float" office:value="218" calcext:value-type="float">
            <text:p>218</text:p>
          </table:table-cell>
          <table:table-cell table:style-name="ce11" office:value-type="float" office:value="218" calcext:value-type="float">
            <text:p>2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8_u_m_m_hhrrancher_01</text:p>
          </table:table-cell>
          <table:table-cell table:style-name="ce6" office:value-type="float" office:value="96" calcext:value-type="float">
            <text:p>96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29_s_m_m_coachtaxidriver_01_white_01</text:p>
          </table:table-cell>
          <table:table-cell table:style-name="ce6" office:value-type="float" office:value="196" calcext:value-type="float">
            <text:p>196</text:p>
          </table:table-cell>
          <table:table-cell table:style-name="ce11" office:value-type="float" office:value="196" calcext:value-type="float">
            <text:p>1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0_s_m_m_coachtaxidriver_01_white_02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1_s_m_m_coachtaxidriver_01_white_03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2_s_m_m_coachtaxidriver_01_white_04</text:p>
          </table:table-cell>
          <table:table-cell table:style-name="ce6" office:value-type="float" office:value="119" calcext:value-type="float">
            <text:p>119</text:p>
          </table:table-cell>
          <table:table-cell table:style-name="ce11" office:value-type="float" office:value="119" calcext:value-type="float">
            <text:p>1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3_s_m_m_coachtaxidriver_01_white_05</text:p>
          </table:table-cell>
          <table:table-cell table:style-name="ce6" office:value-type="float" office:value="98" calcext:value-type="float">
            <text:p>98</text:p>
          </table:table-cell>
          <table:table-cell table:style-name="ce11" office:value-type="float" office:value="98" calcext:value-type="float">
            <text:p>9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4_s_m_m_coachtaxidriver_01_white_06</text:p>
          </table:table-cell>
          <table:table-cell table:style-name="ce6" office:value-type="float" office:value="169" calcext:value-type="float">
            <text:p>169</text:p>
          </table:table-cell>
          <table:table-cell table:style-name="ce11" office:value-type="float" office:value="169" calcext:value-type="float">
            <text:p>1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5_u_m_m_sdcustomvendor_01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6_u_m_m_walgeneralstoreowner_01</text:p>
          </table:table-cell>
          <table:table-cell table:style-name="ce6" office:value-type="float" office:value="165" calcext:value-type="float">
            <text:p>165</text:p>
          </table:table-cell>
          <table:table-cell table:style-name="ce11" office:value-type="float" office:value="165" calcext:value-type="float">
            <text:p>1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7_u_m_m_wapofficial_01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8_u_f_m_vhtbartender_01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39_u_m_m_strwelcomecenter_01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0_a_f_m_waptownfolk_01_native_03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1_a_m_m_wapwarriors_01_native_03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2_a_m_m_wapwarriors_01_native_04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3_a_m_m_wapwarriors_01_native_05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4_a_f_o_waptownfolk_01_native_01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5_a_f_o_waptownfolk_01_native_02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6_a_m_o_waptownfolk_01_native_01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7_a_m_o_waptownfolk_01_native_02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8_a_f_m_femaleroughtravellers_01_white_01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49_a_f_m_femaleroughtravellers_01_white_02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0_a_f_m_femaleroughtravellers_01_white_03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1_g_m_m_unibraithwaites_01_white_03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2_g_m_m_unigrays_01_white_03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3_g_m_m_unigrays_01_white_04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4_a_m_m_strfancytourist_01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5_a_m_m_strfancytourist_01_white_02</text:p>
          </table:table-cell>
          <table:table-cell table:style-name="ce6" office:value-type="float" office:value="123" calcext:value-type="float">
            <text:p>123</text:p>
          </table:table-cell>
          <table:table-cell table:style-name="ce11" office:value-type="float" office:value="123" calcext:value-type="float">
            <text:p>1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6_g_m_m_unicriminals_01_white_03</text:p>
          </table:table-cell>
          <table:table-cell table:style-name="ce6" office:value-type="float" office:value="268" calcext:value-type="float">
            <text:p>268</text:p>
          </table:table-cell>
          <table:table-cell table:style-name="ce11" office:value-type="float" office:value="268" calcext:value-type="float">
            <text:p>2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7_g_m_m_unicriminals_01_white_04</text:p>
          </table:table-cell>
          <table:table-cell table:style-name="ce6" office:value-type="float" office:value="224" calcext:value-type="float">
            <text:p>224</text:p>
          </table:table-cell>
          <table:table-cell table:style-name="ce11" office:value-type="float" office:value="224" calcext:value-type="float">
            <text:p>2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8_g_m_m_unicriminals_01_white_05</text:p>
          </table:table-cell>
          <table:table-cell table:style-name="ce6" office:value-type="float" office:value="265" calcext:value-type="float">
            <text:p>265</text:p>
          </table:table-cell>
          <table:table-cell table:style-name="ce11" office:value-type="float" office:value="265" calcext:value-type="float">
            <text:p>2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59_g_m_m_unicriminals_01_white_06</text:p>
          </table:table-cell>
          <table:table-cell table:style-name="ce6" office:value-type="float" office:value="179" calcext:value-type="float">
            <text:p>179</text:p>
          </table:table-cell>
          <table:table-cell table:style-name="ce11" office:value-type="float" office:value="179" calcext:value-type="float">
            <text:p>17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0_g_m_m_unicriminals_01_white_07</text:p>
          </table:table-cell>
          <table:table-cell table:style-name="ce6" office:value-type="float" office:value="201" calcext:value-type="float">
            <text:p>201</text:p>
          </table:table-cell>
          <table:table-cell table:style-name="ce11" office:value-type="float" office:value="201" calcext:value-type="float">
            <text:p>2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1_g_m_m_unicriminals_01_white_08</text:p>
          </table:table-cell>
          <table:table-cell table:style-name="ce6" office:value-type="float" office:value="160" calcext:value-type="float">
            <text:p>16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2_g_m_m_unicriminals_01_white_09</text:p>
          </table:table-cell>
          <table:table-cell table:style-name="ce6" office:value-type="float" office:value="183" calcext:value-type="float">
            <text:p>183</text:p>
          </table:table-cell>
          <table:table-cell table:style-name="ce11" office:value-type="float" office:value="183" calcext:value-type="float">
            <text:p>18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3_g_m_m_unicriminals_01_white_10</text:p>
          </table:table-cell>
          <table:table-cell table:style-name="ce6" office:value-type="float" office:value="194" calcext:value-type="float">
            <text:p>194</text:p>
          </table:table-cell>
          <table:table-cell table:style-name="ce11" office:value-type="float" office:value="194" calcext:value-type="float">
            <text:p>19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4_g_m_m_unicriminals_01_black_03</text:p>
          </table:table-cell>
          <table:table-cell table:style-name="ce6" office:value-type="float" office:value="186" calcext:value-type="float">
            <text:p>186</text:p>
          </table:table-cell>
          <table:table-cell table:style-name="ce11" office:value-type="float" office:value="186" calcext:value-type="float">
            <text:p>18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5_g_m_m_unicriminals_01_black_04</text:p>
          </table:table-cell>
          <table:table-cell table:style-name="ce6" office:value-type="float" office:value="174" calcext:value-type="float">
            <text:p>174</text:p>
          </table:table-cell>
          <table:table-cell table:style-name="ce11" office:value-type="float" office:value="174" calcext:value-type="float">
            <text:p>17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6_g_m_m_unicriminals_01_hispanic_03</text:p>
          </table:table-cell>
          <table:table-cell table:style-name="ce6" office:value-type="float" office:value="350" calcext:value-type="float">
            <text:p>350</text:p>
          </table:table-cell>
          <table:table-cell table:style-name="ce11" office:value-type="float" office:value="350" calcext:value-type="float">
            <text:p>3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7_g_m_m_unicriminals_01_hispanic_04</text:p>
          </table:table-cell>
          <table:table-cell table:style-name="ce6" office:value-type="float" office:value="138" calcext:value-type="float">
            <text:p>138</text:p>
          </table:table-cell>
          <table:table-cell table:style-name="ce11" office:value-type="float" office:value="138" calcext:value-type="float">
            <text:p>1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8_g_m_m_unicriminals_01_hispanic_05</text:p>
          </table:table-cell>
          <table:table-cell table:style-name="ce6" office:value-type="float" office:value="252" calcext:value-type="float">
            <text:p>252</text:p>
          </table:table-cell>
          <table:table-cell table:style-name="ce11" office:value-type="float" office:value="252" calcext:value-type="float">
            <text:p>2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69_g_m_m_unicriminals_01_hispanic_06</text:p>
          </table:table-cell>
          <table:table-cell table:style-name="ce6" office:value-type="float" office:value="196" calcext:value-type="float">
            <text:p>196</text:p>
          </table:table-cell>
          <table:table-cell table:style-name="ce11" office:value-type="float" office:value="196" calcext:value-type="float">
            <text:p>1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0_a_m_m_armtownfolk_01_white_01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1_a_m_m_armtownfolk_01_white_02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2_a_m_m_armtownfolk_01_white_03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3_a_f_m_armtownfolk_01_white_01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4_a_f_m_armtownfolk_01_white_02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5_a_f_m_armtownfolk_01_white_03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6_u_m_m_armgeneralstoreowner_01</text:p>
          </table:table-cell>
          <table:table-cell table:style-name="ce6" office:value-type="float" office:value="149" calcext:value-type="float">
            <text:p>149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77_u_m_o_armbartender_01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0_u_m_m_armundertaker_01</text:p>
          </table:table-cell>
          <table:table-cell table:style-name="ce6" office:value-type="float" office:value="113" calcext:value-type="float">
            <text:p>113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1_s_m_m_mexarmy_01_hispanic_01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2_s_m_m_mexarmy_01_hispanic_02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3_s_m_m_mexarmy_01_hispanic_03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4_u_f_m_tumgeneralstoreowner_01</text:p>
          </table:table-cell>
          <table:table-cell table:style-name="ce6" office:value-type="float" office:value="149" calcext:value-type="float">
            <text:p>149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5_u_m_m_tumgunsmith_01</text:p>
          </table:table-cell>
          <table:table-cell table:style-name="ce6"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6_u_m_m_tumbutcher_01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7_u_m_m_tumbartender_01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8_a_m_m_nearoughtravellers_01_white_01</text:p>
          </table:table-cell>
          <table:table-cell table:style-name="ce6" office:value-type="float" office:value="97" calcext:value-type="float">
            <text:p>97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89_a_m_m_nearoughtravellers_01_white_02</text:p>
          </table:table-cell>
          <table:table-cell table:style-name="ce6" office:value-type="float" office:value="76" calcext:value-type="float">
            <text:p>76</text:p>
          </table:table-cell>
          <table:table-cell table:style-name="ce11" office:value-type="float" office:value="76" calcext:value-type="float">
            <text:p>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0_u_m_m_mfrrancher_01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1_u_m_m_rkfrancher_01</text:p>
          </table:table-cell>
          <table:table-cell table:style-name="ce6" office:value-type="float" office:value="96" calcext:value-type="float">
            <text:p>96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2_u_m_m_rwfrancher_01</text:p>
          </table:table-cell>
          <table:table-cell table:style-name="ce6" office:value-type="float" office:value="96" calcext:value-type="float">
            <text:p>96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3_a_m_m_tumtownfolk_01_white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4_a_m_m_tumtownfolk_02_black_0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5_s_m_m_tumdeputies_01_white_01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6_s_m_m_tumdeputies_01_white_02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7_a_f_m_tumtownfolk_01_white_01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8_a_f_m_tumtownfolk_02_black_0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099_u_m_o_blwphotographer_01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100_u_m_m_sdphotographer_01</text:p>
          </table:table-cell>
          <table:table-cell table:style-name="ce6" office:value-type="float" office:value="89" calcext:value-type="float">
            <text:p>89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101_a_f_m_bathingladies_01_white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102_a_f_m_bathingladies_01_white_02</text:p>
          </table:table-cell>
          <table:table-cell table:style-name="ce6" office:value-type="float" office:value="121" calcext:value-type="float">
            <text:p>121</text:p>
          </table:table-cell>
          <table:table-cell table:style-name="ce11" office:value-type="float" office:value="121" calcext:value-type="float">
            <text:p>1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103_a_f_m_bathingladies_01_white_03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104_u_f_m_vhtbathgirl_0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105_mp_unicriminal_hideout_leader_black_01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1106_mp_unicriminal_hideout_leader_white_01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ab21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b21aud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bi1aud</text:p>
          </table:table-cell>
          <table:table-cell table:style-name="ce6" office:value-type="float" office:value="359" calcext:value-type="float">
            <text:p>3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9" calcext:value-type="float">
            <text:p>35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bi2aud</text:p>
          </table:table-cell>
          <table:table-cell table:style-name="ce6" office:value-type="float" office:value="91" calcext:value-type="float">
            <text:p>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1" calcext:value-type="float">
            <text:p>9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bi3aud</text:p>
          </table:table-cell>
          <table:table-cell table:style-name="ce6" office:value-type="float" office:value="406" calcext:value-type="float">
            <text:p>40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06" calcext:value-type="float">
            <text:p>4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bi5aud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bi6aud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abigail</text:p>
          </table:table-cell>
          <table:table-cell table:style-name="ce6" office:value-type="float" office:value="754" calcext:value-type="float">
            <text:p>754</text:p>
          </table:table-cell>
          <table:table-cell table:style-name="ce11" office:value-type="float" office:value="754" calcext:value-type="float">
            <text:p>75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abigail_es</text:p>
          </table:table-cell>
          <table:table-cell table:style-name="ce6" office:value-type="float" office:value="435" calcext:value-type="float">
            <text:p>435</text:p>
          </table:table-cell>
          <table:table-cell table:style-name="ce11" office:value-type="float" office:value="435" calcext:value-type="float">
            <text:p>4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acf0045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192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63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64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65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66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67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68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69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70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71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72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73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75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76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acf0977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albert_mason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aloot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ambmp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anders_helgerson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annesburg_husband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annesburg_wife</text:p>
          </table:table-cell>
          <table:table-cell table:style-name="ce6" office:value-type="float" office:value="94" calcext:value-type="float">
            <text:p>94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arma_sheriff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armrd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arm_town_crie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arrgn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arthur</text:p>
          </table:table-cell>
          <table:table-cell table:style-name="ce6" office:value-type="float" office:value="9592" calcext:value-type="float">
            <text:p>9592</text:p>
          </table:table-cell>
          <table:table-cell table:style-name="ce11" office:value-type="float" office:value="9592" calcext:value-type="float">
            <text:p>959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asbgaud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bi1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bi2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bi3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bi4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bi5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bi7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ad_luck_traveler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anc1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nj1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nj2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nj3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nj4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nu1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athing_girl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awg1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wg2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awg3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bhord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blu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btsst</text:p>
          </table:table-cell>
          <table:table-cell table:style-name="ce6" office:value-type="float" office:value="79" calcext:value-type="float">
            <text:p>79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63" calcext:value-type="float">
            <text:p>6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cas1au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as2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as3au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as4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cu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cu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cu3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cu4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1aud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0" calcext:value-type="float">
            <text:p>30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2aud</text:p>
          </table:table-cell>
          <table:table-cell table:style-name="ce6" office:value-type="float" office:value="312" calcext:value-type="float">
            <text:p>3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2" calcext:value-type="float">
            <text:p>3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3aud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r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r2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r3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r4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hr5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ja1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nu5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onaud</text:p>
          </table:table-cell>
          <table:table-cell table:style-name="ce6" office:value-type="float" office:value="218" calcext:value-type="float">
            <text:p>2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8" calcext:value-type="float">
            <text:p>2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uj1au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wg1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cwg2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dulaud</text:p>
          </table:table-cell>
          <table:table-cell table:style-name="ce6" office:value-type="float" office:value="154" calcext:value-type="float">
            <text:p>15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4" calcext:value-type="float">
            <text:p>15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e22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eau_gray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eaver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escrt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hcr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hjbwau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jroau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1" calcext:value-type="float">
            <text:p>5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jsdau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jstau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jtwau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jvaau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pbwau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3" calcext:value-type="float">
            <text:p>6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pnbau</text:p>
          </table:table-cell>
          <table:table-cell table:style-name="ce6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6" calcext:value-type="float">
            <text:p>7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proau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3" calcext:value-type="float">
            <text:p>6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pstau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2" calcext:value-type="float">
            <text:p>6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ptwau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7" calcext:value-type="float">
            <text:p>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hpvaau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ill</text:p>
          </table:table-cell>
          <table:table-cell table:style-name="ce6" office:value-type="float" office:value="1237" calcext:value-type="float">
            <text:p>1237</text:p>
          </table:table-cell>
          <table:table-cell table:style-name="ce11" office:value-type="float" office:value="1237" calcext:value-type="float">
            <text:p>12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inkmov</text:p>
          </table:table-cell>
          <table:table-cell table:style-name="ce6" office:value-type="float" office:value="472" calcext:value-type="float">
            <text:p>47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72" calcext:value-type="float">
            <text:p>47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ino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jck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jck2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jck3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jck4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jck5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jck6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kndwn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ktrg</text:p>
          </table:table-cell>
          <table:table-cell table:style-name="ce6" office:value-type="float" office:value="86" calcext:value-type="float">
            <text:p>86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71" calcext:value-type="float">
            <text:p>7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lind_beggar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minfau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nd1au</text:p>
          </table:table-cell>
          <table:table-cell table:style-name="ce6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4" calcext:value-type="float">
            <text:p>7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nd2au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np1aud</text:p>
          </table:table-cell>
          <table:table-cell table:style-name="ce6" office:value-type="float" office:value="581" calcext:value-type="float">
            <text:p>5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81" calcext:value-type="float">
            <text:p>58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np2aud</text:p>
          </table:table-cell>
          <table:table-cell table:style-name="ce6" office:value-type="float" office:value="259" calcext:value-type="float">
            <text:p>2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9" calcext:value-type="float">
            <text:p>25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ntdyn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ntyin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ntyt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ou1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3" calcext:value-type="float">
            <text:p>43</text:p>
          </table:table-cell>
          <table:table-cell table:style-name="ce16" office:value-type="float" office:value="43" calcext:value-type="float">
            <text:p>4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ou1aud</text:p>
          </table:table-cell>
          <table:table-cell table:style-name="ce6" office:value-type="float" office:value="206" calcext:value-type="float">
            <text:p>20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6" calcext:value-type="float">
            <text:p>2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ranaud</text:p>
          </table:table-cell>
          <table:table-cell table:style-name="ce6" office:value-type="float" office:value="311" calcext:value-type="float">
            <text:p>3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1" calcext:value-type="float">
            <text:p>3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roke_man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ronte_goon_1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ronte_goon_2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bronte_goon_3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rt0aud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rt1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rt1aud</text:p>
          </table:table-cell>
          <table:table-cell table:style-name="ce6" office:value-type="float" office:value="359" calcext:value-type="float">
            <text:p>3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9" calcext:value-type="float">
            <text:p>35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brt2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7" calcext:value-type="float">
            <text:p>57</text:p>
          </table:table-cell>
          <table:table-cell table:style-name="ce16" office:value-type="float" office:value="57" calcext:value-type="float">
            <text:p>5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brt2aud</text:p>
          </table:table-cell>
          <table:table-cell table:style-name="ce6" office:value-type="float" office:value="368" calcext:value-type="float">
            <text:p>3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8" calcext:value-type="float">
            <text:p>36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rt3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rt3aud</text:p>
          </table:table-cell>
          <table:table-cell table:style-name="ce6" office:value-type="float" office:value="246" calcext:value-type="float">
            <text:p>2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6" calcext:value-type="float">
            <text:p>2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sosaud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03aud</text:p>
          </table:table-cell>
          <table:table-cell table:style-name="ce6" office:value-type="float" office:value="129" calcext:value-type="float">
            <text:p>12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9" calcext:value-type="float">
            <text:p>12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05aud</text:p>
          </table:table-cell>
          <table:table-cell table:style-name="ce6" office:value-type="float" office:value="166" calcext:value-type="float">
            <text:p>16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6" calcext:value-type="float">
            <text:p>16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12aud</text:p>
          </table:table-cell>
          <table:table-cell table:style-name="ce6" office:value-type="float" office:value="169" calcext:value-type="float">
            <text:p>1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9" calcext:value-type="float">
            <text:p>16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14aud</text:p>
          </table:table-cell>
          <table:table-cell table:style-name="ce6" office:value-type="float" office:value="166" calcext:value-type="float">
            <text:p>16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6" calcext:value-type="float">
            <text:p>16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15aud</text:p>
          </table:table-cell>
          <table:table-cell table:style-name="ce6" office:value-type="float" office:value="94" calcext:value-type="float">
            <text:p>9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18aud</text:p>
          </table:table-cell>
          <table:table-cell table:style-name="ce6" office:value-type="float" office:value="132" calcext:value-type="float">
            <text:p>1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2" calcext:value-type="float">
            <text:p>1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20aud</text:p>
          </table:table-cell>
          <table:table-cell table:style-name="ce6" office:value-type="float" office:value="137" calcext:value-type="float">
            <text:p>1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7" calcext:value-type="float">
            <text:p>13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21aud</text:p>
          </table:table-cell>
          <table:table-cell table:style-name="ce6" office:value-type="float" office:value="107" calcext:value-type="float">
            <text:p>1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7" calcext:value-type="float">
            <text:p>10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22aud</text:p>
          </table:table-cell>
          <table:table-cell table:style-name="ce6" office:value-type="float" office:value="131" calcext:value-type="float">
            <text:p>1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23aud</text:p>
          </table:table-cell>
          <table:table-cell table:style-name="ce6" office:value-type="float" office:value="165" calcext:value-type="float">
            <text:p>16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5" calcext:value-type="float">
            <text:p>16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tupaud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nc1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nc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nc3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nc4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nc5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nc6au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nc7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wg1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wg2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wg3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uwg4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wcgaud</text:p>
          </table:table-cell>
          <table:table-cell table:style-name="ce6" office:value-type="float" office:value="668" calcext:value-type="float">
            <text:p>6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68" calcext:value-type="float">
            <text:p>66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bwrgnau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1049au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1050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1088au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1089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0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1au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3au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4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5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6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7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19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20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2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23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2aud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3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4aud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ch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i7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i8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i9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r1au</text:p>
          </table:table-cell>
          <table:table-cell table:style-name="ce6" office:value-type="float" office:value="136" calcext:value-type="float">
            <text:p>1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6" calcext:value-type="float">
            <text:p>1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t1au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bvhau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ccaud</text:p>
          </table:table-cell>
          <table:table-cell table:style-name="ce6" office:value-type="float" office:value="291" calcext:value-type="float">
            <text:p>2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1" calcext:value-type="float">
            <text:p>29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cl1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cl3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dasau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hsaud</text:p>
          </table:table-cell>
          <table:table-cell table:style-name="ce6" office:value-type="float" office:value="315" calcext:value-type="float">
            <text:p>3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5" calcext:value-type="float">
            <text:p>3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jhbau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jljau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jndau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jwrau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l1aud</text:p>
          </table:table-cell>
          <table:table-cell table:style-name="ce6" office:value-type="float" office:value="616" calcext:value-type="float">
            <text:p>6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16" calcext:value-type="float">
            <text:p>6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lc2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mc4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mc5au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amera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97" calcext:value-type="float">
            <text:p>9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camp</text:p>
          </table:table-cell>
          <table:table-cell table:style-name="ce6" office:value-type="float" office:value="102" calcext:value-type="float">
            <text:p>102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an1aud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proau</text:p>
          </table:table-cell>
          <table:table-cell table:style-name="ce6" office:value-type="float" office:value="66" calcext:value-type="float">
            <text:p>6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6" calcext:value-type="float">
            <text:p>6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ashbau</text:p>
          </table:table-cell>
          <table:table-cell table:style-name="ce6" office:value-type="float" office:value="102" calcext:value-type="float">
            <text:p>10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2" calcext:value-type="float">
            <text:p>1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assidy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b10aud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br1au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it1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11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13au</text:p>
          </table:table-cell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14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15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1aud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2aud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3aud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l4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l5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l6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l7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l8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ll9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sf1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bwh1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abaud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am1au</text:p>
          </table:table-cell>
          <table:table-cell table:style-name="ce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am2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am3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12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13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19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20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21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g4au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g8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h4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h5au</text:p>
          </table:table-cell>
          <table:table-cell table:style-name="ce6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h6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h7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h8au</text:p>
          </table:table-cell>
          <table:table-cell table:style-name="ce6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h9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maud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t9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dv2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18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19au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i1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i2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i3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r1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r2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r3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r4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r5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hsaud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igaud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9" calcext:value-type="float">
            <text:p>8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jn2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jn4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jn5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jn6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lp_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10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12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15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17au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18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19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0au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1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2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3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4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5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7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8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29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30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31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32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33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36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b3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b4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b5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b6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b7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b8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b9au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c9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caud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haud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l3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ml4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olt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sd2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sw7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tl2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tl3au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tl5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tl6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un2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cwg1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cr1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cr2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gf1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gf2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10au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11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12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1aud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2aud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3aud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s1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s2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hs3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j1aud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jb1au</text:p>
          </table:table-cell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m2aud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mh1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a1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j5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j6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j7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k1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k2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k3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k4au</text:p>
          </table:table-cell>
          <table:table-cell table:style-name="ce6" office:value-type="float" office:value="23" calcext:value-type="float">
            <text:p>2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l1au</text:p>
          </table:table-cell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l2au</text:p>
          </table:table-cell>
          <table:table-cell table:style-name="ce6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nm3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og1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og2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og3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og5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og6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og7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sb1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sc1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10aud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11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14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15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16au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17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18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2au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3au</text:p>
          </table:table-cell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4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5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6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7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8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29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30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31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32au</text:p>
          </table:table-cell>
          <table:table-cell table:style-name="ce6" office:value-type="float" office:value="41" calcext:value-type="float">
            <text:p>4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33au</text:p>
          </table:table-cell>
          <table:table-cell table:style-name="ce6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34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3aud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4aud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5aud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6aud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7aud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8aud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a1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ti1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dwt1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a2aud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ar1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bd1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bnmau</text:p>
          </table:table-cell>
          <table:table-cell table:style-name="ce6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bw2au</text:p>
          </table:table-cell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bw3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bw5au</text:p>
          </table:table-cell>
          <table:table-cell table:style-name="ce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bw6au</text:p>
          </table:table-cell>
          <table:table-cell table:style-name="ce6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ch1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cnuau</text:p>
          </table:table-cell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dv1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dv2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dv3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geaud</text:p>
          </table:table-cell>
          <table:table-cell table:style-name="ce6" office:value-type="float" office:value="178" calcext:value-type="float">
            <text:p>17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8" calcext:value-type="float">
            <text:p>17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giaud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goaud</text:p>
          </table:table-cell>
          <table:table-cell table:style-name="ce6" office:value-type="float" office:value="120" calcext:value-type="float">
            <text:p>1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0" calcext:value-type="float">
            <text:p>1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gsaud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3" calcext:value-type="float">
            <text:p>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m4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m5au</text:p>
          </table:table-cell>
          <table:table-cell table:style-name="ce6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m6au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m8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m9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u2au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u3au</text:p>
          </table:table-cell>
          <table:table-cell table:style-name="ce6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husau</text:p>
          </table:table-cell>
          <table:table-cell table:style-name="ce6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ks1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ks2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ks3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ln1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ln2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1aud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b1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b2au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b3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b4au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b5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b6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p1au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p2au</text:p>
          </table:table-cell>
          <table:table-cell table:style-name="ce6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mp3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nm2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rs1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rs2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rs3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rs4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rs5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b1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g1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g2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fsh</text:p>
          </table:table-cell>
          <table:table-cell table:style-name="ce6" office:value-type="float" office:value="89" calcext:value-type="float">
            <text:p>89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fsh1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n1au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n2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n3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nl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sunau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tl1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tl3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ub1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ub2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ub3au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ud1au</text:p>
          </table:table-cell>
          <table:table-cell table:style-name="ce6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un5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un6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funmau</text:p>
          </table:table-cell>
          <table:table-cell table:style-name="ce6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12aud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13aud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14aud</text:p>
          </table:table-cell>
          <table:table-cell table:style-name="ce6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15aud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16aud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17aud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araud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harles_smith</text:p>
          </table:table-cell>
          <table:table-cell table:style-name="ce6" office:value-type="float" office:value="777" calcext:value-type="float">
            <text:p>777</text:p>
          </table:table-cell>
          <table:table-cell table:style-name="ce11" office:value-type="float" office:value="777" calcext:value-type="float">
            <text:p>77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charles_smith_es</text:p>
          </table:table-cell>
          <table:table-cell table:style-name="ce6" office:value-type="float" office:value="316" calcext:value-type="float">
            <text:p>316</text:p>
          </table:table-cell>
          <table:table-cell table:style-name="ce11" office:value-type="float" office:value="316" calcext:value-type="float">
            <text:p>3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hcl1au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hmwg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hrbaud</text:p>
          </table:table-cell>
          <table:table-cell table:style-name="ce6" office:value-type="float" office:value="238" calcext:value-type="float">
            <text:p>23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38" calcext:value-type="float">
            <text:p>2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rc1a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rc2a</text:p>
          </table:table-cell>
          <table:table-cell table:style-name="ce6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50" calcext:value-type="float">
            <text:p>15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rc3a</text:p>
          </table:table-cell>
          <table:table-cell table:style-name="ce6" office:value-type="float" office:value="134" calcext:value-type="float">
            <text:p>13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4" calcext:value-type="float">
            <text:p>1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rc4a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rm4au</text:p>
          </table:table-cell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11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2aud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3aud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4aud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5aud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h6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i1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oaud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sp1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wk1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wk2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wl1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hwl2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1aud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v2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v3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v4au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v5au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v7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v8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av9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ck1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ck2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ck3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ck4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ck5au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ckpau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h10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hn3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hn7au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hn8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hn9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ks1au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ks2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ks3au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ks4au</text:p>
          </table:table-cell>
          <table:table-cell table:style-name="ce6" office:value-type="float" office:value="23" calcext:value-type="float">
            <text:p>2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ks5au</text:p>
          </table:table-cell>
          <table:table-cell table:style-name="ce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n1aud</text:p>
          </table:table-cell>
          <table:table-cell table:style-name="ce6" office:value-type="float" office:value="41" calcext:value-type="float">
            <text:p>4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v10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v11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jvi1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1au</text:p>
          </table:table-cell>
          <table:table-cell table:style-name="ce6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2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3au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4au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5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6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7au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8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ar9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bl1au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bl2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e12au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e13au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e15au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i14au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ie8au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ie9au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it1au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ptaud</text:p>
          </table:table-cell>
          <table:table-cell table:style-name="ce6" office:value-type="float" office:value="452" calcext:value-type="float">
            <text:p>45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452" calcext:value-type="float">
            <text:p>45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10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11au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12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17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i1au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p1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p2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rp3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wg1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wh1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kwp1au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lay</text:p>
          </table:table-cell>
          <table:table-cell table:style-name="ce8" office:value-type="float" office:value="21" calcext:value-type="float">
            <text:p>21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ld23au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d2aud</text:p>
          </table:table-cell>
          <table:table-cell table:style-name="ce7" office:value-type="float" office:value="96" calcext:value-type="float">
            <text:p>9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6" calcext:value-type="float">
            <text:p>9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dnaud</text:p>
          </table:table-cell>
          <table:table-cell table:style-name="ce7" office:value-type="float" office:value="384" calcext:value-type="float">
            <text:p>38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84" calcext:value-type="float">
            <text:p>38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leet</text:p>
          </table:table-cell>
          <table:table-cell table:style-name="ce8" office:value-type="float" office:value="182" calcext:value-type="float">
            <text:p>182</text:p>
          </table:table-cell>
          <table:table-cell table:style-name="ce13" office:value-type="float" office:value="182" calcext:value-type="float">
            <text:p>18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len4au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en5au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en6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en7au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en8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fffau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ni1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ni2au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lsm1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11aud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13aud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14aud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16aud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b10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b11au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b12au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bi2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bv1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ch5au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ch6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ch7au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ch8au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cl1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co1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cr2au</text:p>
          </table:table-cell>
          <table:table-cell table:style-name="ce7" office:value-type="float" office:value="46" calcext:value-type="float">
            <text:p>4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6" calcext:value-type="float">
            <text:p>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h2aud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1aud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2aud</text:p>
          </table:table-cell>
          <table:table-cell table:style-name="ce7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i1au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l5au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l6au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l7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l8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ll9au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mpdf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cmpi</text:p>
          </table:table-cell>
          <table:table-cell table:style-name="ce10" office:value-type="float" office:value="184" calcext:value-type="float">
            <text:p>18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24" calcext:value-type="float">
            <text:p>124</text:p>
          </table:table-cell>
          <table:table-cell table:style-name="ce16" office:value-type="float" office:value="124" calcext:value-type="float">
            <text:p>1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cmprs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mrb1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rb2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rbeau</text:p>
          </table:table-cell>
          <table:table-cell table:style-name="ce7" office:value-type="float" office:value="43" calcext:value-type="float">
            <text:p>4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3" calcext:value-type="float">
            <text:p>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sf1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sf2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msf3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nvy</text:p>
          </table:table-cell>
          <table:table-cell table:style-name="ce9" office:value-type="float" office:value="44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43" calcext:value-type="float">
            <text:p>4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ollaud</text:p>
          </table:table-cell>
          <table:table-cell table:style-name="ce7" office:value-type="float" office:value="72" calcext:value-type="float">
            <text:p>7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2" calcext:value-type="float">
            <text:p>7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omp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concerned_aunt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float" office:value="107" calcext:value-type="float">
            <text:p>10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ookaud</text:p>
          </table:table-cell>
          <table:table-cell table:style-name="ce7" office:value-type="float" office:value="406" calcext:value-type="float">
            <text:p>40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06" calcext:value-type="float">
            <text:p>4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genau</text:p>
          </table:table-cell>
          <table:table-cell table:style-name="ce7" office:value-type="float" office:value="118" calcext:value-type="float">
            <text:p>1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8" calcext:value-type="float">
            <text:p>1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lf1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nk1au</text:p>
          </table:table-cell>
          <table:table-cell table:style-name="ce7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ns1au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ns2au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ns3au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ns4au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par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pkrau</text:p>
          </table:table-cell>
          <table:table-cell table:style-name="ce7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10au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11au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12au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13au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14au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16au</text:p>
          </table:table-cell>
          <table:table-cell table:style-name="ce7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17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aud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i1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1au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2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3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5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6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7au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8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rs9au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s15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sg5au</text:p>
          </table:table-cell>
          <table:table-cell table:style-name="ce7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sg7au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psg8au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awaud</text:p>
          </table:table-cell>
          <table:table-cell table:style-name="ce7" office:value-type="float" office:value="176" calcext:value-type="float">
            <text:p>17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76" calcext:value-type="float">
            <text:p>17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rawfish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crawford_sr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rca1a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ca2a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ca3a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redit</text:p>
          </table:table-cell>
          <table:table-cell table:style-name="ce10" office:value-type="float" office:value="886" calcext:value-type="float">
            <text:p>886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2" table:style-name="ce15" office:value-type="float" office:value="827" calcext:value-type="float">
            <text:p>82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rkfaud</text:p>
          </table:table-cell>
          <table:table-cell table:style-name="ce7" office:value-type="float" office:value="120" calcext:value-type="float">
            <text:p>1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0" calcext:value-type="float">
            <text:p>1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leaud</text:p>
          </table:table-cell>
          <table:table-cell table:style-name="ce7" office:value-type="float" office:value="174" calcext:value-type="float">
            <text:p>17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74" calcext:value-type="float">
            <text:p>17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mb3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rn1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7" calcext:value-type="float">
            <text:p>27</text:p>
          </table:table-cell>
          <table:table-cell table:style-name="ce16" office:value-type="float" office:value="27" calcext:value-type="float">
            <text:p>2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rn1aud</text:p>
          </table:table-cell>
          <table:table-cell table:style-name="ce6" office:value-type="float" office:value="315" calcext:value-type="float">
            <text:p>3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5" calcext:value-type="float">
            <text:p>3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p06au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p07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plr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rh1a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rh2a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7" calcext:value-type="float">
            <text:p>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rh3a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rhoa</text:p>
          </table:table-cell>
          <table:table-cell table:style-name="ce7" office:value-type="float" office:value="67" calcext:value-type="float">
            <text:p>6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7" calcext:value-type="float">
            <text:p>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rl3a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rsca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rsint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rst1a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69" calcext:value-type="float">
            <text:p>6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st2a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st3a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rstra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3" calcext:value-type="float">
            <text:p>7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15aud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a1aud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a3aud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bd1au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db1au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db2au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0au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1au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2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3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4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5au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6au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17au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1au</text:p>
          </table:table-cell>
          <table:table-cell table:style-name="ce7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2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3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4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5au</text:p>
          </table:table-cell>
          <table:table-cell table:style-name="ce7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6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7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n9au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eshau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gr1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gr2au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gr3au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hs1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hs2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hs3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kp1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kp2au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kp3au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lf1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10au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11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12au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13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14au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15au</text:p>
          </table:table-cell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16au</text:p>
          </table:table-cell>
          <table:table-cell table:style-name="ce7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a1au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a2au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b2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b3au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i1au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j1au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j2au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u1au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nwmau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1au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2au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3au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4au</text:p>
          </table:table-cell>
          <table:table-cell table:style-name="ce7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5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6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7au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8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sn9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tr2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tr3au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tr4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ui2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0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1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2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3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4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6au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7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8au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9au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1aud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21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22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2aud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3aud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4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5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6aud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b1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k1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n8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n9au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s1au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9" calcext:value-type="float">
            <text:p>6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swt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dm1au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" calcext:value-type="float">
            <text:p>2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ll1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ll4au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lleau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nu1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rb1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rl1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rl2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rl3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wg1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wg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twh1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ci1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1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c3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c4au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c5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c6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c7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c8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p1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s2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s3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s4au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s5au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s6au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s7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nsjau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pr1au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curu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24" calcext:value-type="float">
            <text:p>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curuaud</text:p>
          </table:table-cell>
          <table:table-cell table:style-name="ce6" office:value-type="float" office:value="193" calcext:value-type="float">
            <text:p>1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3" calcext:value-type="float">
            <text:p>19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usk1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ab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ab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ah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ah2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bc1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bg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bg2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bv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bv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bv3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bv4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ct3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dc1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dc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dc3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dc4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dk1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dp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ds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hss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jac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jas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jb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jb2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jc1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kg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kg2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kg3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kw1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b1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b1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b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g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g2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g3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g4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mg5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pf1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pg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pu1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rc1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rc2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rl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rm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rm2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b1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d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g1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h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h2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h3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h4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h5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h6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h7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l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p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s1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s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w1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w2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w4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sw5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tr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tr2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tr3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ub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uc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ug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ug2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cwug3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ch3aud</text:p>
          </table:table-cell>
          <table:table-cell table:style-name="ce6" office:value-type="float" office:value="445" calcext:value-type="float">
            <text:p>4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5" calcext:value-type="float">
            <text:p>4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arbau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bgvau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brlau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bvgau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bwmau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bwoau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curau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dovau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efwo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egrpau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henau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hgrau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hrtau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eliv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demo1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demo1au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erlcau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smpau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sstau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vanau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ewshau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mc_play</text:p>
          </table:table-cell>
          <table:table-cell table:style-name="ce6" office:value-type="float" office:value="343" calcext:value-type="float">
            <text:p>343</text:p>
          </table:table-cell>
          <table:table-cell table:style-name="ce11" office:value-type="float" office:value="240" calcext:value-type="float">
            <text:p>240</text:p>
          </table:table-cell>
          <table:table-cell table:number-columns-repeated="2" table:style-name="ce11" office:value-type="float" office:value="103" calcext:value-type="float">
            <text:p>10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mich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minoau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monkau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nj2aud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nj3aud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nj4aud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odmbau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opnaud</text:p>
          </table:table-cell>
          <table:table-cell table:style-name="ce6" office:value-type="float" office:value="108" calcext:value-type="float">
            <text:p>10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8" calcext:value-type="float">
            <text:p>10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orothea_wicklow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ownaud</text:p>
          </table:table-cell>
          <table:table-cell table:style-name="ce6" office:value-type="float" office:value="168" calcext:value-type="float">
            <text:p>1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8" calcext:value-type="float">
            <text:p>16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raw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rbgaau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bvcau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bwkau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cleau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ctbau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hwr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mfsau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mtbau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pkbau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pltau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qcoau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rosau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rveau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sdgau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rsdmau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runk_traveler_2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dr_macintosh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sbscau</text:p>
          </table:table-cell>
          <table:table-cell table:style-name="ce6" office:value-type="float" office:value="117" calcext:value-type="float">
            <text:p>1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7" calcext:value-type="float">
            <text:p>1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smehau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st1</text:p>
          </table:table-cell>
          <table:table-cell table:style-name="ce6" office:value-type="float" office:value="78" calcext:value-type="float">
            <text:p>7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st1aud</text:p>
          </table:table-cell>
          <table:table-cell table:style-name="ce6" office:value-type="float" office:value="398" calcext:value-type="float">
            <text:p>39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98" calcext:value-type="float">
            <text:p>39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st2aud</text:p>
          </table:table-cell>
          <table:table-cell table:style-name="ce6" office:value-type="float" office:value="484" calcext:value-type="float">
            <text:p>48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84" calcext:value-type="float">
            <text:p>48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st3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st3aud</text:p>
          </table:table-cell>
          <table:table-cell table:style-name="ce6" office:value-type="float" office:value="290" calcext:value-type="float">
            <text:p>2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0" calcext:value-type="float">
            <text:p>29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st5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st5aud</text:p>
          </table:table-cell>
          <table:table-cell table:style-name="ce6" office:value-type="float" office:value="336" calcext:value-type="float">
            <text:p>3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6" calcext:value-type="float">
            <text:p>3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st6aud</text:p>
          </table:table-cell>
          <table:table-cell table:style-name="ce6" office:value-type="float" office:value="233" calcext:value-type="float">
            <text:p>2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3" calcext:value-type="float">
            <text:p>2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stry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tc1aud</text:p>
          </table:table-cell>
          <table:table-cell table:style-name="ce6" office:value-type="float" office:value="330" calcext:value-type="float">
            <text:p>3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0" calcext:value-type="float">
            <text:p>3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dtc2aud</text:p>
          </table:table-cell>
          <table:table-cell table:style-name="ce6" office:value-type="float" office:value="335" calcext:value-type="float">
            <text:p>3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5" calcext:value-type="float">
            <text:p>3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uel_nephew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dulaud</text:p>
          </table:table-cell>
          <table:table-cell table:style-name="ce6" office:value-type="float" office:value="155" calcext:value-type="float">
            <text:p>1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5" calcext:value-type="float">
            <text:p>15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dutch</text:p>
          </table:table-cell>
          <table:table-cell table:style-name="ce6" office:value-type="float" office:value="892" calcext:value-type="float">
            <text:p>892</text:p>
          </table:table-cell>
          <table:table-cell table:style-name="ce11" office:value-type="float" office:value="892" calcext:value-type="float">
            <text:p>89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dw0aud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edw2aud</text:p>
          </table:table-cell>
          <table:table-cell table:style-name="ce6" office:value-type="float" office:value="249" calcext:value-type="float">
            <text:p>24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9" calcext:value-type="float">
            <text:p>24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emrh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emr_son1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s1aud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escort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expl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ake_beggar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bw1aud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bw4aud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etch</text:p>
          </table:table-cell>
          <table:table-cell table:style-name="ce6" office:value-type="float" office:value="1083" calcext:value-type="float">
            <text:p>1083</text:p>
          </table:table-cell>
          <table:table-cell table:style-name="ce11" office:value-type="float" office:value="178" calcext:value-type="float">
            <text:p>178</text:p>
          </table:table-cell>
          <table:table-cell table:number-columns-repeated="2" table:style-name="ce11" office:value-type="float" office:value="905" calcext:value-type="float">
            <text:p>90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ffmcau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gvomp</text:p>
          </table:table-cell>
          <table:table-cell table:style-name="ce6" office:value-type="float" office:value="202" calcext:value-type="float">
            <text:p>2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2" calcext:value-type="float">
            <text:p>2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hj1au</text:p>
          </table:table-cell>
          <table:table-cell table:style-name="ce6" office:value-type="float" office:value="197" calcext:value-type="float">
            <text:p>19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7" calcext:value-type="float">
            <text:p>19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hm1aud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hm2aud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hm3aud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hm7aud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h_towndealer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ick1au</text:p>
          </table:table-cell>
          <table:table-cell table:style-name="ce6" office:value-type="float" office:value="164" calcext:value-type="float">
            <text:p>16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65" calcext:value-type="float">
            <text:p>16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in1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in1aud</text:p>
          </table:table-cell>
          <table:table-cell table:style-name="ce6" office:value-type="float" office:value="868" calcext:value-type="float">
            <text:p>8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68" calcext:value-type="float">
            <text:p>86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in2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in2aud</text:p>
          </table:table-cell>
          <table:table-cell table:style-name="ce6" office:value-type="float" office:value="638" calcext:value-type="float">
            <text:p>6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38" calcext:value-type="float">
            <text:p>6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in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in3au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ishaud</text:p>
          </table:table-cell>
          <table:table-cell table:style-name="ce6" office:value-type="float" office:value="260" calcext:value-type="float">
            <text:p>2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0" calcext:value-type="float">
            <text:p>26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e1aud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e2aud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e3aud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e4aud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e5aud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m1aud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m2aud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m3aud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m4aud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jm5aud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maaud</text:p>
          </table:table-cell>
          <table:table-cell table:style-name="ce6" office:value-type="float" office:value="590" calcext:value-type="float">
            <text:p>5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90" calcext:value-type="float">
            <text:p>59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madd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arch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at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73" calcext:value-type="float">
            <text:p>7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ce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chal</text:p>
          </table:table-cell>
          <table:table-cell table:style-name="ce6" office:value-type="float" office:value="133" calcext:value-type="float">
            <text:p>13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125" calcext:value-type="float">
            <text:p>12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esc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kotc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kotr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pla</text:p>
          </table:table-cell>
          <table:table-cell table:style-name="ce6" office:value-type="float" office:value="136" calcext:value-type="float">
            <text:p>136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ru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st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eth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mewk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mewp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mgh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mhtp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mj6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mpp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mui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84" calcext:value-type="float">
            <text:p>8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nsta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ortm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ransau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3" calcext:value-type="float">
            <text:p>5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benau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blw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reelance_undertaker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freezing_woman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remrau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3" calcext:value-type="float">
            <text:p>9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riendly_man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rrhoau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rigau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stdau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stwau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twdau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valau</text:p>
          </table:table-cell>
          <table:table-cell table:style-name="ce6" office:value-type="float" office:value="134" calcext:value-type="float">
            <text:p>1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4" calcext:value-type="float">
            <text:p>1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vanau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rwalau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3" calcext:value-type="float">
            <text:p>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tellau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2" calcext:value-type="float">
            <text:p>7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ud1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ud1aud</text:p>
          </table:table-cell>
          <table:table-cell table:style-name="ce6" office:value-type="float" office:value="744" calcext:value-type="float">
            <text:p>7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44" calcext:value-type="float">
            <text:p>7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ud2aud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6" calcext:value-type="float">
            <text:p>6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un1aud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un2aud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un3aud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fun4aud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us1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42" calcext:value-type="float">
            <text:p>4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us1aud</text:p>
          </table:table-cell>
          <table:table-cell table:style-name="ce6" office:value-type="float" office:value="443" calcext:value-type="float">
            <text:p>44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444" calcext:value-type="float">
            <text:p>4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fus2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fus2aud</text:p>
          </table:table-cell>
          <table:table-cell table:style-name="ce6" office:value-type="float" office:value="261" calcext:value-type="float">
            <text:p>26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1" calcext:value-type="float">
            <text:p>26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avins_friend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cmp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ebs_woman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eironmp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eiwd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engt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fhi</text:p>
          </table:table-cell>
          <table:table-cell table:style-name="ce6" office:value-type="float" office:value="252" calcext:value-type="float">
            <text:p>252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207" calcext:value-type="float">
            <text:p>20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fmp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haf9au</text:p>
          </table:table-cell>
          <table:table-cell table:style-name="ce6" office:value-type="float" office:value="309" calcext:value-type="float">
            <text:p>3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309" calcext:value-type="float">
            <text:p>30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hjo9au</text:p>
          </table:table-cell>
          <table:table-cell table:style-name="ce6" office:value-type="float" office:value="347" calcext:value-type="float">
            <text:p>34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347" calcext:value-type="float">
            <text:p>34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hla9au</text:p>
          </table:table-cell>
          <table:table-cell table:style-name="ce6" office:value-type="float" office:value="312" calcext:value-type="float">
            <text:p>3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312" calcext:value-type="float">
            <text:p>31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hse9au</text:p>
          </table:table-cell>
          <table:table-cell table:style-name="ce6" office:value-type="float" office:value="437" calcext:value-type="float">
            <text:p>4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437" calcext:value-type="float">
            <text:p>43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iant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global</text:p>
          </table:table-cell>
          <table:table-cell table:style-name="ce6" office:value-type="float" office:value="52239" calcext:value-type="float">
            <text:p>52239</text:p>
          </table:table-cell>
          <table:table-cell table:style-name="ce11" office:value-type="float" office:value="17331" calcext:value-type="float">
            <text:p>17331</text:p>
          </table:table-cell>
          <table:table-cell table:number-columns-repeated="2" table:style-name="ce11" office:value-type="float" office:value="34908" calcext:value-type="float">
            <text:p>3490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ng0aud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ng1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ng1aud</text:p>
          </table:table-cell>
          <table:table-cell table:style-name="ce6" office:value-type="float" office:value="190" calcext:value-type="float">
            <text:p>1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0" calcext:value-type="float">
            <text:p>19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ng2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ng2aud</text:p>
          </table:table-cell>
          <table:table-cell table:style-name="ce6" office:value-type="float" office:value="406" calcext:value-type="float">
            <text:p>40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06" calcext:value-type="float">
            <text:p>4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ng3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ng3aud</text:p>
          </table:table-cell>
          <table:table-cell table:style-name="ce6" office:value-type="float" office:value="358" calcext:value-type="float">
            <text:p>35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8" calcext:value-type="float">
            <text:p>35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rizzled_jon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rvr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ry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9" calcext:value-type="float">
            <text:p>5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ry1aud</text:p>
          </table:table-cell>
          <table:table-cell table:style-name="ce6" office:value-type="float" office:value="434" calcext:value-type="float">
            <text:p>4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34" calcext:value-type="float">
            <text:p>4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ry2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ry2aud</text:p>
          </table:table-cell>
          <table:table-cell table:style-name="ce6" office:value-type="float" office:value="313" calcext:value-type="float">
            <text:p>3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3" calcext:value-type="float">
            <text:p>3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ry3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ry3aud</text:p>
          </table:table-cell>
          <table:table-cell table:style-name="ce6" office:value-type="float" office:value="224" calcext:value-type="float">
            <text:p>2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4" calcext:value-type="float">
            <text:p>2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ua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ua1aud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ua2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ua2aud</text:p>
          </table:table-cell>
          <table:table-cell table:style-name="ce6" office:value-type="float" office:value="270" calcext:value-type="float">
            <text:p>27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0" calcext:value-type="float">
            <text:p>27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gua3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gua3aud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7" calcext:value-type="float">
            <text:p>18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uarg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un1aud</text:p>
          </table:table-cell>
          <table:table-cell table:style-name="ce6" office:value-type="float" office:value="250" calcext:value-type="float">
            <text:p>2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0" calcext:value-type="float">
            <text:p>25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un2aud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3" calcext:value-type="float">
            <text:p>10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un3aud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4" calcext:value-type="float">
            <text:p>8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gun5aud</text:p>
          </table:table-cell>
          <table:table-cell table:style-name="ce6" office:value-type="float" office:value="184" calcext:value-type="float">
            <text:p>18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4" calcext:value-type="float">
            <text:p>18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hanging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hbvhaud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dint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hdog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hdout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help</text:p>
          </table:table-cell>
          <table:table-cell table:style-name="ce6" office:value-type="float" office:value="641" calcext:value-type="float">
            <text:p>64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float" office:value="570" calcext:value-type="float">
            <text:p>57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herbalist</text:p>
          </table:table-cell>
          <table:table-cell table:style-name="ce6" office:value-type="float" office:value="167" calcext:value-type="float">
            <text:p>167</text:p>
          </table:table-cell>
          <table:table-cell table:style-name="ce11" office:value-type="float" office:value="167" calcext:value-type="float">
            <text:p>1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herdaud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lp2aud</text:p>
          </table:table-cell>
          <table:table-cell table:style-name="ce6" office:value-type="float" office:value="160" calcext:value-type="float">
            <text:p>1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0" calcext:value-type="float">
            <text:p>16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mr0aud</text:p>
          </table:table-cell>
          <table:table-cell table:style-name="ce6" office:value-type="float" office:value="535" calcext:value-type="float">
            <text:p>5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35" calcext:value-type="float">
            <text:p>5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hmrb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hmrbaud</text:p>
          </table:table-cell>
          <table:table-cell table:style-name="ce6" office:value-type="float" office:value="167" calcext:value-type="float">
            <text:p>1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7" calcext:value-type="float">
            <text:p>1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hmstd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hnt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hnt1au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nt6aud</text:p>
          </table:table-cell>
          <table:table-cell table:style-name="ce6" office:value-type="float" office:value="139" calcext:value-type="float">
            <text:p>1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9" calcext:value-type="float">
            <text:p>13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ntnaud</text:p>
          </table:table-cell>
          <table:table-cell table:style-name="ce6" office:value-type="float" office:value="485" calcext:value-type="float">
            <text:p>48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85" calcext:value-type="float">
            <text:p>48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hondef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hosea</text:p>
          </table:table-cell>
          <table:table-cell table:style-name="ce6" office:value-type="float" office:value="602" calcext:value-type="float">
            <text:p>602</text:p>
          </table:table-cell>
          <table:table-cell table:style-name="ce11" office:value-type="float" office:value="602" calcext:value-type="float">
            <text:p>60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hrm1aud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hrmn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hsh7aud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sh8aud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sh9aud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shb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stdaud</text:p>
          </table:table-cell>
          <table:table-cell table:style-name="ce6" office:value-type="float" office:value="333" calcext:value-type="float">
            <text:p>3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3" calcext:value-type="float">
            <text:p>3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hunhcau</text:p>
          </table:table-cell>
          <table:table-cell table:style-name="ce6" office:value-type="float" office:value="114" calcext:value-type="float">
            <text:p>1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4" calcext:value-type="float">
            <text:p>1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ind1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58" calcext:value-type="float">
            <text:p>5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ind1aud</text:p>
          </table:table-cell>
          <table:table-cell table:style-name="ce6" office:value-type="float" office:value="944" calcext:value-type="float">
            <text:p>9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44" calcext:value-type="float">
            <text:p>9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ind3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9" calcext:value-type="float">
            <text:p>4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ind3aud</text:p>
          </table:table-cell>
          <table:table-cell table:style-name="ce6" office:value-type="float" office:value="512" calcext:value-type="float">
            <text:p>5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12" calcext:value-type="float">
            <text:p>5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intcpt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jack</text:p>
          </table:table-cell>
          <table:table-cell table:style-name="ce6" office:value-type="float" office:value="375" calcext:value-type="float">
            <text:p>375</text:p>
          </table:table-cell>
          <table:table-cell table:style-name="ce11" office:value-type="float" office:value="375" calcext:value-type="float">
            <text:p>3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6" office:value-type="float" office:value="922" calcext:value-type="float">
            <text:p>922</text:p>
          </table:table-cell>
          <table:table-cell table:style-name="ce11" office:value-type="float" office:value="922" calcext:value-type="float">
            <text:p>9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jboaud</text:p>
          </table:table-cell>
          <table:table-cell table:style-name="ce6" office:value-type="float" office:value="106" calcext:value-type="float">
            <text:p>10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6" calcext:value-type="float">
            <text:p>1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jck2aud</text:p>
          </table:table-cell>
          <table:table-cell table:style-name="ce6" office:value-type="float" office:value="213" calcext:value-type="float">
            <text:p>2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3" calcext:value-type="float">
            <text:p>2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jk_ticket_taker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jlbrk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joe</text:p>
          </table:table-cell>
          <table:table-cell table:style-name="ce6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joe_butle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john</text:p>
          </table:table-cell>
          <table:table-cell table:style-name="ce6" office:value-type="float" office:value="1245" calcext:value-type="float">
            <text:p>1245</text:p>
          </table:table-cell>
          <table:table-cell table:style-name="ce11" office:value-type="float" office:value="1245" calcext:value-type="float">
            <text:p>12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johnthemadman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john_player</text:p>
          </table:table-cell>
          <table:table-cell table:style-name="ce6" office:value-type="float" office:value="5797" calcext:value-type="float">
            <text:p>5797</text:p>
          </table:table-cell>
          <table:table-cell table:style-name="ce11" office:value-type="float" office:value="5797" calcext:value-type="float">
            <text:p>57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jsng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jsng2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jsng3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jsng4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jsng5au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jsng6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js_towndealer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jwk1aud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karen</text:p>
          </table:table-cell>
          <table:table-cell table:style-name="ce6" office:value-type="float" office:value="789" calcext:value-type="float">
            <text:p>789</text:p>
          </table:table-cell>
          <table:table-cell table:style-name="ce11" office:value-type="float" office:value="789" calcext:value-type="float">
            <text:p>78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ke10aud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e11aud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ie1aud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ie3aud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ie4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ie5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ie7aud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kieran</text:p>
          </table:table-cell>
          <table:table-cell table:style-name="ce6" office:value-type="float" office:value="709" calcext:value-type="float">
            <text:p>709</text:p>
          </table:table-cell>
          <table:table-cell table:style-name="ce11" office:value-type="float" office:value="709" calcext:value-type="float">
            <text:p>7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knsg1au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sng1au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kttyaud</text:p>
          </table:table-cell>
          <table:table-cell table:style-name="ce6" office:value-type="float" office:value="635" calcext:value-type="float">
            <text:p>6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35" calcext:value-type="float">
            <text:p>6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ar1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ar1aud</text:p>
          </table:table-cell>
          <table:table-cell table:style-name="ce6" office:value-type="float" office:value="106" calcext:value-type="float">
            <text:p>10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6" calcext:value-type="float">
            <text:p>1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lawinau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90" calcext:value-type="float">
            <text:p>9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bgt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lccol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cmpaud</text:p>
          </table:table-cell>
          <table:table-cell table:style-name="ce6" office:value-type="float" office:value="232" calcext:value-type="float">
            <text:p>2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2" calcext:value-type="float">
            <text:p>2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lcwraud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dtcaud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36" calcext:value-type="float">
            <text:p>3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eganm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len1aud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en2aud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en3aud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lenny</text:p>
          </table:table-cell>
          <table:table-cell table:style-name="ce6" office:value-type="float" office:value="835" calcext:value-type="float">
            <text:p>835</text:p>
          </table:table-cell>
          <table:table-cell table:style-name="ce11" office:value-type="float" office:value="835" calcext:value-type="float">
            <text:p>8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illian_powell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oan</text:p>
          </table:table-cell>
          <table:table-cell table:style-name="ce6" office:value-type="float" office:value="139" calcext:value-type="float">
            <text:p>139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124" calcext:value-type="float">
            <text:p>1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logcmp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loltrau</text:p>
          </table:table-cell>
          <table:table-cell table:style-name="ce6" office:value-type="float" office:value="310" calcext:value-type="float">
            <text:p>3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310" calcext:value-type="float">
            <text:p>31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ombkau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103" calcext:value-type="float">
            <text:p>10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ominau</text:p>
          </table:table-cell>
          <table:table-cell table:style-name="ce6" office:value-type="float" office:value="160" calcext:value-type="float">
            <text:p>1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160" calcext:value-type="float">
            <text:p>16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omrsau</text:p>
          </table:table-cell>
          <table:table-cell table:style-name="ce6" office:value-type="float" office:value="107" calcext:value-type="float">
            <text:p>1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7" calcext:value-type="float">
            <text:p>10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omtrau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93" calcext:value-type="float">
            <text:p>9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ost_hunter</text:p>
          </table:table-cell>
          <table:table-cell table:style-name="ce6" office:value-type="float" office:value="79" calcext:value-type="float">
            <text:p>79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rweaud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lscatau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2" calcext:value-type="float">
            <text:p>8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lsddaud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lsdsaud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lshrcau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7" calcext:value-type="float">
            <text:p>4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shssau</text:p>
          </table:table-cell>
          <table:table-cell table:style-name="ce6" office:value-type="float" office:value="97" calcext:value-type="float">
            <text:p>9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7" calcext:value-type="float">
            <text:p>9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shunau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sminau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4" calcext:value-type="float">
            <text:p>8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ssolau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9" calcext:value-type="float">
            <text:p>10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sundau</text:p>
          </table:table-cell>
          <table:table-cell table:style-name="ce6" office:value-type="float" office:value="167" calcext:value-type="float">
            <text:p>1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7" calcext:value-type="float">
            <text:p>1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swomau</text:p>
          </table:table-cell>
          <table:table-cell table:style-name="ce6" office:value-type="float" office:value="83" calcext:value-type="float">
            <text:p>8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3" calcext:value-type="float">
            <text:p>8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ltdroau</text:p>
          </table:table-cell>
          <table:table-cell table:style-name="ce6" office:value-type="float" office:value="305" calcext:value-type="float">
            <text:p>30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5" calcext:value-type="float">
            <text:p>30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ltniaud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ltsrh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aggaud</text:p>
          </table:table-cell>
          <table:table-cell table:style-name="ce6" office:value-type="float" office:value="416" calcext:value-type="float">
            <text:p>4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16" calcext:value-type="float">
            <text:p>4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p</text:p>
          </table:table-cell>
          <table:table-cell table:style-name="ce6" office:value-type="float" office:value="294" calcext:value-type="float">
            <text:p>29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287" calcext:value-type="float">
            <text:p>28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ar1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r1aud</text:p>
          </table:table-cell>
          <table:table-cell table:style-name="ce6" office:value-type="float" office:value="302" calcext:value-type="float">
            <text:p>3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2" calcext:value-type="float">
            <text:p>3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r2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r2aud</text:p>
          </table:table-cell>
          <table:table-cell table:style-name="ce6" office:value-type="float" office:value="325" calcext:value-type="float">
            <text:p>3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5" calcext:value-type="float">
            <text:p>3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r4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r4aud</text:p>
          </table:table-cell>
          <table:table-cell table:style-name="ce6" office:value-type="float" office:value="288" calcext:value-type="float">
            <text:p>28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8" calcext:value-type="float">
            <text:p>28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r5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r5aud</text:p>
          </table:table-cell>
          <table:table-cell table:style-name="ce6" office:value-type="float" office:value="840" calcext:value-type="float">
            <text:p>8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40" calcext:value-type="float">
            <text:p>8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r6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r6aud</text:p>
          </table:table-cell>
          <table:table-cell table:style-name="ce6" office:value-type="float" office:value="209" calcext:value-type="float">
            <text:p>2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9" calcext:value-type="float">
            <text:p>20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r7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r7aud</text:p>
          </table:table-cell>
          <table:table-cell table:style-name="ce6" office:value-type="float" office:value="324" calcext:value-type="float">
            <text:p>3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4" calcext:value-type="float">
            <text:p>3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r8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r8aud</text:p>
          </table:table-cell>
          <table:table-cell table:style-name="ce6" office:value-type="float" office:value="431" calcext:value-type="float">
            <text:p>43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433" calcext:value-type="float">
            <text:p>4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arybeth</text:p>
          </table:table-cell>
          <table:table-cell table:style-name="ce6" office:value-type="float" office:value="1157" calcext:value-type="float">
            <text:p>1157</text:p>
          </table:table-cell>
          <table:table-cell table:style-name="ce11" office:value-type="float" office:value="1157" calcext:value-type="float">
            <text:p>11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asnaud</text:p>
          </table:table-cell>
          <table:table-cell table:style-name="ce6" office:value-type="float" office:value="1034" calcext:value-type="float">
            <text:p>10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34" calcext:value-type="float">
            <text:p>10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ayraud</text:p>
          </table:table-cell>
          <table:table-cell table:style-name="ce6" office:value-type="float" office:value="643" calcext:value-type="float">
            <text:p>64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43" calcext:value-type="float">
            <text:p>6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an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arau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bwau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rhau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sd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stau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twau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hvaau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lbbau</text:p>
          </table:table-cell>
          <table:table-cell table:style-name="ce6" office:value-type="float" office:value="131" calcext:value-type="float">
            <text:p>1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blbfau</text:p>
          </table:table-cell>
          <table:table-cell table:style-name="ce6" office:value-type="float" office:value="170" calcext:value-type="float">
            <text:p>17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0" calcext:value-type="float">
            <text:p>17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c_play</text:p>
          </table:table-cell>
          <table:table-cell table:style-name="ce6" office:value-type="float" office:value="747" calcext:value-type="float">
            <text:p>747</text:p>
          </table:table-cell>
          <table:table-cell table:style-name="ce11" office:value-type="float" office:value="482" calcext:value-type="float">
            <text:p>482</text:p>
          </table:table-cell>
          <table:table-cell table:number-columns-repeated="2" table:style-name="ce11" office:value-type="float" office:value="265" calcext:value-type="float">
            <text:p>26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emaud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8" calcext:value-type="float">
            <text:p>5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gabdau</text:p>
          </table:table-cell>
          <table:table-cell table:style-name="ce6" office:value-type="float" office:value="454" calcext:value-type="float">
            <text:p>45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54" calcext:value-type="float">
            <text:p>45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bbau</text:p>
          </table:table-cell>
          <table:table-cell table:style-name="ce6" office:value-type="float" office:value="250" calcext:value-type="float">
            <text:p>2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0" calcext:value-type="float">
            <text:p>25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bld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blk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99" calcext:value-type="float">
            <text:p>9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gbonau</text:p>
          </table:table-cell>
          <table:table-cell table:style-name="ce6" office:value-type="float" office:value="261" calcext:value-type="float">
            <text:p>26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1" calcext:value-type="float">
            <text:p>26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gclaau</text:p>
          </table:table-cell>
          <table:table-cell table:style-name="ce6" office:value-type="float" office:value="218" calcext:value-type="float">
            <text:p>2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8" calcext:value-type="float">
            <text:p>2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gcls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gcrk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dom</text:p>
          </table:table-cell>
          <table:table-cell table:style-name="ce6" office:value-type="float" office:value="111" calcext:value-type="float">
            <text:p>11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98" calcext:value-type="float">
            <text:p>9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gdul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gfff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72" calcext:value-type="float">
            <text:p>7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gfff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gflaau</text:p>
          </table:table-cell>
          <table:table-cell table:style-name="ce6" office:value-type="float" office:value="266" calcext:value-type="float">
            <text:p>26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6" calcext:value-type="float">
            <text:p>26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gfnc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forau</text:p>
          </table:table-cell>
          <table:table-cell table:style-name="ce6" office:value-type="float" office:value="299" calcext:value-type="float">
            <text:p>2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9" calcext:value-type="float">
            <text:p>29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gfsh</text:p>
          </table:table-cell>
          <table:table-cell table:style-name="ce6" office:value-type="float" office:value="102" calcext:value-type="float">
            <text:p>1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2" calcext:value-type="float">
            <text:p>1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ggen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ghamau</text:p>
          </table:table-cell>
          <table:table-cell table:style-name="ce6" office:value-type="float" office:value="267" calcext:value-type="float">
            <text:p>2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7" calcext:value-type="float">
            <text:p>2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gjoeau</text:p>
          </table:table-cell>
          <table:table-cell table:style-name="ce6" office:value-type="float" office:value="264" calcext:value-type="float">
            <text:p>26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4" calcext:value-type="float">
            <text:p>26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lanau</text:p>
          </table:table-cell>
          <table:table-cell table:style-name="ce6" office:value-type="float" office:value="426" calcext:value-type="float">
            <text:p>4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6" calcext:value-type="float">
            <text:p>42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mawau</text:p>
          </table:table-cell>
          <table:table-cell table:style-name="ce6" office:value-type="float" office:value="222" calcext:value-type="float">
            <text:p>2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2" calcext:value-type="float">
            <text:p>22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gmlk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gpkr</text:p>
          </table:table-cell>
          <table:table-cell table:style-name="ce6" office:value-type="float" office:value="287" calcext:value-type="float">
            <text:p>28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79" calcext:value-type="float">
            <text:p>279</text:p>
          </table:table-cell>
          <table:table-cell table:style-name="ce16" office:value-type="float" office:value="279" calcext:value-type="float">
            <text:p>27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rhcau</text:p>
          </table:table-cell>
          <table:table-cell table:style-name="ce6" office:value-type="float" office:value="327" calcext:value-type="float">
            <text:p>3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7" calcext:value-type="float">
            <text:p>32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sadau</text:p>
          </table:table-cell>
          <table:table-cell table:style-name="ce6" office:value-type="float" office:value="462" calcext:value-type="float">
            <text:p>4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2" calcext:value-type="float">
            <text:p>46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seaau</text:p>
          </table:table-cell>
          <table:table-cell table:style-name="ce6" office:value-type="float" office:value="295" calcext:value-type="float">
            <text:p>29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5" calcext:value-type="float">
            <text:p>29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shaau</text:p>
          </table:table-cell>
          <table:table-cell table:style-name="ce6" office:value-type="float" office:value="297" calcext:value-type="float">
            <text:p>29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7" calcext:value-type="float">
            <text:p>29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gstcau</text:p>
          </table:table-cell>
          <table:table-cell table:style-name="ce6" office:value-type="float" office:value="318" calcext:value-type="float">
            <text:p>3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8" calcext:value-type="float">
            <text:p>31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gthoau</text:p>
          </table:table-cell>
          <table:table-cell table:style-name="ce6" office:value-type="float" office:value="222" calcext:value-type="float">
            <text:p>2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2" calcext:value-type="float">
            <text:p>2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gtreau</text:p>
          </table:table-cell>
          <table:table-cell table:style-name="ce6" office:value-type="float" office:value="216" calcext:value-type="float">
            <text:p>2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6" calcext:value-type="float">
            <text:p>2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h1aud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icah_bell</text:p>
          </table:table-cell>
          <table:table-cell table:style-name="ce6" office:value-type="float" office:value="813" calcext:value-type="float">
            <text:p>813</text:p>
          </table:table-cell>
          <table:table-cell table:style-name="ce11" office:value-type="float" office:value="813" calcext:value-type="float">
            <text:p>81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ickey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llraud</text:p>
          </table:table-cell>
          <table:table-cell table:style-name="ce6" office:value-type="float" office:value="335" calcext:value-type="float">
            <text:p>3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5" calcext:value-type="float">
            <text:p>3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nintau</text:p>
          </table:table-cell>
          <table:table-cell table:style-name="ce6" office:value-type="float" office:value="118" calcext:value-type="float">
            <text:p>1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8" calcext:value-type="float">
            <text:p>1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nr1aud</text:p>
          </table:table-cell>
          <table:table-cell table:style-name="ce6" office:value-type="float" office:value="151" calcext:value-type="float">
            <text:p>15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1" calcext:value-type="float">
            <text:p>15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b01au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b02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ob1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ob1aud</text:p>
          </table:table-cell>
          <table:table-cell table:style-name="ce6" office:value-type="float" office:value="362" calcext:value-type="float">
            <text:p>3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2" calcext:value-type="float">
            <text:p>36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ob2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ob2aud</text:p>
          </table:table-cell>
          <table:table-cell table:style-name="ce6" office:value-type="float" office:value="468" calcext:value-type="float">
            <text:p>4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8" calcext:value-type="float">
            <text:p>46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b3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b3aud</text:p>
          </table:table-cell>
          <table:table-cell table:style-name="ce6" office:value-type="float" office:value="291" calcext:value-type="float">
            <text:p>2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1" calcext:value-type="float">
            <text:p>29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ob4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ob4aud</text:p>
          </table:table-cell>
          <table:table-cell table:style-name="ce6" office:value-type="float" office:value="477" calcext:value-type="float">
            <text:p>47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77" calcext:value-type="float">
            <text:p>47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ob5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ob5aud</text:p>
          </table:table-cell>
          <table:table-cell table:style-name="ce6" office:value-type="float" office:value="275" calcext:value-type="float">
            <text:p>27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olly</text:p>
          </table:table-cell>
          <table:table-cell table:style-name="ce6" office:value-type="float" office:value="666" calcext:value-type="float">
            <text:p>666</text:p>
          </table:table-cell>
          <table:table-cell table:style-name="ce11" office:value-type="float" office:value="666" calcext:value-type="float">
            <text:p>6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oon1au</text:p>
          </table:table-cell>
          <table:table-cell table:style-name="ce6" office:value-type="float" office:value="190" calcext:value-type="float">
            <text:p>1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0" calcext:value-type="float">
            <text:p>19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on2au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9" calcext:value-type="float">
            <text:p>5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on3au</text:p>
          </table:table-cell>
          <table:table-cell table:style-name="ce6" office:value-type="float" office:value="122" calcext:value-type="float">
            <text:p>1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2" calcext:value-type="float">
            <text:p>1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on4au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" calcext:value-type="float">
            <text:p>2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oon5au</text:p>
          </table:table-cell>
          <table:table-cell table:style-name="ce6" office:value-type="float" office:value="212" calcext:value-type="float">
            <text:p>2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2" calcext:value-type="float">
            <text:p>2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ountain_bear_hunter</text:p>
          </table:table-cell>
          <table:table-cell table:style-name="ce6" office:value-type="float" office:value="87" calcext:value-type="float">
            <text:p>8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ovta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pbthau</text:p>
          </table:table-cell>
          <table:table-cell table:style-name="ce6" office:value-type="float" office:value="79" calcext:value-type="float">
            <text:p>7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9" calcext:value-type="float">
            <text:p>7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claau</text:p>
          </table:table-cell>
          <table:table-cell table:style-name="ce6" office:value-type="float" office:value="154" calcext:value-type="float">
            <text:p>15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4" calcext:value-type="float">
            <text:p>15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pfd</text:p>
          </table:table-cell>
          <table:table-cell table:style-name="ce6" office:value-type="float" office:value="284" calcext:value-type="float">
            <text:p>284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2" table:style-name="ce11" office:value-type="float" office:value="198" calcext:value-type="float">
            <text:p>19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pft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go1au</text:p>
          </table:table-cell>
          <table:table-cell table:style-name="ce6" office:value-type="float" office:value="223" calcext:value-type="float">
            <text:p>2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3" calcext:value-type="float">
            <text:p>2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go2au</text:p>
          </table:table-cell>
          <table:table-cell table:style-name="ce6" office:value-type="float" office:value="182" calcext:value-type="float">
            <text:p>18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2" calcext:value-type="float">
            <text:p>18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go3au</text:p>
          </table:table-cell>
          <table:table-cell table:style-name="ce6" office:value-type="float" office:value="173" calcext:value-type="float">
            <text:p>1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3" calcext:value-type="float">
            <text:p>17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gu1au</text:p>
          </table:table-cell>
          <table:table-cell table:style-name="ce6" office:value-type="float" office:value="201" calcext:value-type="float">
            <text:p>2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1" calcext:value-type="float">
            <text:p>20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gu2au</text:p>
          </table:table-cell>
          <table:table-cell table:style-name="ce6" office:value-type="float" office:value="247" calcext:value-type="float">
            <text:p>24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7" calcext:value-type="float">
            <text:p>24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gu3au</text:p>
          </table:table-cell>
          <table:table-cell table:style-name="ce6" office:value-type="float" office:value="156" calcext:value-type="float">
            <text:p>1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6" calcext:value-type="float">
            <text:p>15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gu4au</text:p>
          </table:table-cell>
          <table:table-cell table:style-name="ce6" office:value-type="float" office:value="191" calcext:value-type="float">
            <text:p>1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1" calcext:value-type="float">
            <text:p>19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honau</text:p>
          </table:table-cell>
          <table:table-cell table:style-name="ce6" office:value-type="float" office:value="144" calcext:value-type="float">
            <text:p>1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4" calcext:value-type="float">
            <text:p>1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icbau</text:p>
          </table:table-cell>
          <table:table-cell table:style-name="ce6" office:value-type="float" office:value="150" calcext:value-type="float">
            <text:p>1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0" calcext:value-type="float">
            <text:p>15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icdau</text:p>
          </table:table-cell>
          <table:table-cell table:style-name="ce6" office:value-type="float" office:value="307" calcext:value-type="float">
            <text:p>3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7" calcext:value-type="float">
            <text:p>30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icmau</text:p>
          </table:table-cell>
          <table:table-cell table:style-name="ce6" office:value-type="float" office:value="256" calcext:value-type="float">
            <text:p>2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6" calcext:value-type="float">
            <text:p>25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intau</text:p>
          </table:table-cell>
          <table:table-cell table:style-name="ce6" office:value-type="float" office:value="542" calcext:value-type="float">
            <text:p>5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42" calcext:value-type="float">
            <text:p>5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pintro</text:p>
          </table:table-cell>
          <table:table-cell table:style-name="ce6" office:value-type="float" office:value="131" calcext:value-type="float">
            <text:p>13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122" calcext:value-type="float">
            <text:p>12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pjb1au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7" calcext:value-type="float">
            <text:p>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jb2au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7" calcext:value-type="float">
            <text:p>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ar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aau</text:p>
          </table:table-cell>
          <table:table-cell table:style-name="ce6" office:value-type="float" office:value="115" calcext:value-type="float">
            <text:p>1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cau</text:p>
          </table:table-cell>
          <table:table-cell table:style-name="ce6" office:value-type="float" office:value="82" calcext:value-type="float">
            <text:p>8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2" calcext:value-type="float">
            <text:p>8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dau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3" calcext:value-type="float">
            <text:p>10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eau</text:p>
          </table:table-cell>
          <table:table-cell table:style-name="ce6" office:value-type="float" office:value="118" calcext:value-type="float">
            <text:p>1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8" calcext:value-type="float">
            <text:p>1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gau</text:p>
          </table:table-cell>
          <table:table-cell table:style-name="ce6" office:value-type="float" office:value="99" calcext:value-type="float">
            <text:p>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9" calcext:value-type="float">
            <text:p>9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hau</text:p>
          </table:table-cell>
          <table:table-cell table:style-name="ce6" office:value-type="float" office:value="444" calcext:value-type="float">
            <text:p>4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4" calcext:value-type="float">
            <text:p>4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jau</text:p>
          </table:table-cell>
          <table:table-cell table:style-name="ce6" office:value-type="float" office:value="227" calcext:value-type="float">
            <text:p>2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7" calcext:value-type="float">
            <text:p>2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bmau</text:p>
          </table:table-cell>
          <table:table-cell table:style-name="ce6" office:value-type="float" office:value="124" calcext:value-type="float">
            <text:p>1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4" calcext:value-type="float">
            <text:p>1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obau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lrd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mur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odr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ou1au</text:p>
          </table:table-cell>
          <table:table-cell table:style-name="ce6" office:value-type="float" office:value="186" calcext:value-type="float">
            <text:p>18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6" calcext:value-type="float">
            <text:p>18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ou2au</text:p>
          </table:table-cell>
          <table:table-cell table:style-name="ce6" office:value-type="float" office:value="94" calcext:value-type="float">
            <text:p>9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ou3au</text:p>
          </table:table-cell>
          <table:table-cell table:style-name="ce6" office:value-type="float" office:value="92" calcext:value-type="float">
            <text:p>9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2" calcext:value-type="float">
            <text:p>9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ou4au</text:p>
          </table:table-cell>
          <table:table-cell table:style-name="ce6" office:value-type="float" office:value="152" calcext:value-type="float">
            <text:p>15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2" calcext:value-type="float">
            <text:p>15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pja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re1au</text:p>
          </table:table-cell>
          <table:table-cell table:style-name="ce6" office:value-type="float" office:value="220" calcext:value-type="float">
            <text:p>2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0" calcext:value-type="float">
            <text:p>2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re2au</text:p>
          </table:table-cell>
          <table:table-cell table:style-name="ce6" office:value-type="float" office:value="298" calcext:value-type="float">
            <text:p>29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8" calcext:value-type="float">
            <text:p>29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sbi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sfmau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9" calcext:value-type="float">
            <text:p>2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pskn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ptbyau</text:p>
          </table:table-cell>
          <table:table-cell table:style-name="ce6" office:value-type="float" office:value="350" calcext:value-type="float">
            <text:p>35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45" calcext:value-type="float">
            <text:p>34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puniau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r52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r53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59" calcext:value-type="float">
            <text:p>5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ry1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ry1aud</text:p>
          </table:table-cell>
          <table:table-cell table:style-name="ce6" office:value-type="float" office:value="446" calcext:value-type="float">
            <text:p>4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6" calcext:value-type="float">
            <text:p>4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ry3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6" calcext:value-type="float">
            <text:p>5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ry31au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mry3aud</text:p>
          </table:table-cell>
          <table:table-cell table:style-name="ce6" office:value-type="float" office:value="469" calcext:value-type="float">
            <text:p>46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9" calcext:value-type="float">
            <text:p>46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sbrw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sdst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63" calcext:value-type="float">
            <text:p>6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sint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skid</text:p>
          </table:table-cell>
          <table:table-cell table:style-name="ce6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7" calcext:value-type="float">
            <text:p>4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smn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smp</text:p>
          </table:table-cell>
          <table:table-cell table:style-name="ce6" office:value-type="float" office:value="406" calcext:value-type="float">
            <text:p>406</text:p>
          </table:table-cell>
          <table:table-cell table:style-name="ce11" office:value-type="float" office:value="334" calcext:value-type="float">
            <text:p>334</text:p>
          </table:table-cell>
          <table:table-cell table:number-columns-repeated="2" table:style-name="ce11" office:value-type="float" office:value="72" calcext:value-type="float">
            <text:p>7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spro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srbl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sres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ssab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ssell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ssup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tn_moonshiner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mud1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ud1aud</text:p>
          </table:table-cell>
          <table:table-cell table:style-name="ce6" office:value-type="float" office:value="336" calcext:value-type="float">
            <text:p>3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6" calcext:value-type="float">
            <text:p>3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ud2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ud2aud</text:p>
          </table:table-cell>
          <table:table-cell table:style-name="ce6" office:value-type="float" office:value="181" calcext:value-type="float">
            <text:p>1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1" calcext:value-type="float">
            <text:p>18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ud3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3" calcext:value-type="float">
            <text:p>7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ud3aud</text:p>
          </table:table-cell>
          <table:table-cell table:style-name="ce6" office:value-type="float" office:value="532" calcext:value-type="float">
            <text:p>5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32" calcext:value-type="float">
            <text:p>5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ud4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ud4aud</text:p>
          </table:table-cell>
          <table:table-cell table:style-name="ce6" office:value-type="float" office:value="459" calcext:value-type="float">
            <text:p>4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59" calcext:value-type="float">
            <text:p>45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ud5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2" calcext:value-type="float">
            <text:p>6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ud5aud</text:p>
          </table:table-cell>
          <table:table-cell table:style-name="ce6" office:value-type="float" office:value="616" calcext:value-type="float">
            <text:p>6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16" calcext:value-type="float">
            <text:p>6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mud6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9" calcext:value-type="float">
            <text:p>4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mud6aud</text:p>
          </table:table-cell>
          <table:table-cell table:style-name="ce6" office:value-type="float" office:value="336" calcext:value-type="float">
            <text:p>3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6" calcext:value-type="float">
            <text:p>33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ahid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asal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al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asbe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bi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54" calcext:value-type="float">
            <text:p>5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biau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7" calcext:value-type="float">
            <text:p>5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bo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1" calcext:value-type="float">
            <text:p>5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boau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br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asbu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buau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bv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8" calcext:value-type="float">
            <text:p>4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bvau</text:p>
          </table:table-cell>
          <table:table-cell table:style-name="ce6" office:value-type="float" office:value="76" calcext:value-type="float">
            <text:p>7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6" calcext:value-type="float">
            <text:p>7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cg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cg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cy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cyau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el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elau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fo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51" calcext:value-type="float">
            <text:p>5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fxau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mo</text:p>
          </table:table-cell>
          <table:table-cell table:style-name="ce6" office:value-type="float" office:value="48" calcext:value-type="float">
            <text:p>48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moau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pa</text:p>
          </table:table-cell>
          <table:table-cell table:style-name="ce6" office:value-type="float" office:value="51" calcext:value-type="float">
            <text:p>5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aspaau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prau</text:p>
          </table:table-cell>
          <table:table-cell table:style-name="ce6" office:value-type="float" office:value="486" calcext:value-type="float">
            <text:p>48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86" calcext:value-type="float">
            <text:p>48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ra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raau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" calcext:value-type="float">
            <text:p>2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aswo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aswo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aturau</text:p>
          </table:table-cell>
          <table:table-cell table:style-name="ce6" office:value-type="float" office:value="660" calcext:value-type="float">
            <text:p>6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60" calcext:value-type="float">
            <text:p>66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atvaud</text:p>
          </table:table-cell>
          <table:table-cell table:style-name="ce6" office:value-type="float" office:value="218" calcext:value-type="float">
            <text:p>2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8" calcext:value-type="float">
            <text:p>2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baaaud</text:p>
          </table:table-cell>
          <table:table-cell table:style-name="ce6" office:value-type="float" office:value="127" calcext:value-type="float">
            <text:p>1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7" calcext:value-type="float">
            <text:p>1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bbeg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bd1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bd1aud</text:p>
          </table:table-cell>
          <table:table-cell table:style-name="ce6" office:value-type="float" office:value="568" calcext:value-type="float">
            <text:p>5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68" calcext:value-type="float">
            <text:p>56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begp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bhdaud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bmt</text:p>
          </table:table-cell>
          <table:table-cell table:style-name="ce6" office:value-type="float" office:value="902" calcext:value-type="float">
            <text:p>90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899" calcext:value-type="float">
            <text:p>89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bshin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bthaud</text:p>
          </table:table-cell>
          <table:table-cell table:style-name="ce6" office:value-type="float" office:value="163" calcext:value-type="float">
            <text:p>1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3" calcext:value-type="float">
            <text:p>16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btied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chu</text:p>
          </table:table-cell>
          <table:table-cell table:style-name="ce6" office:value-type="float" office:value="158" calcext:value-type="float">
            <text:p>15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56" calcext:value-type="float">
            <text:p>15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etchar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ews</text:p>
          </table:table-cell>
          <table:table-cell table:style-name="ce6" office:value-type="float" office:value="951" calcext:value-type="float">
            <text:p>951</text:p>
          </table:table-cell>
          <table:table-cell table:style-name="ce11" office:value-type="float" office:value="951" calcext:value-type="float">
            <text:p>9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icholas_timmins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mnu</text:p>
          </table:table-cell>
          <table:table-cell table:style-name="ce6" office:value-type="float" office:value="718" calcext:value-type="float">
            <text:p>718</text:p>
          </table:table-cell>
          <table:table-cell table:style-name="ce11" office:value-type="float" office:value="230" calcext:value-type="float">
            <text:p>230</text:p>
          </table:table-cell>
          <table:table-cell table:number-columns-repeated="2" table:style-name="ce11" office:value-type="float" office:value="488" calcext:value-type="float">
            <text:p>48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orris_forsythe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nsco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tintau</text:p>
          </table:table-cell>
          <table:table-cell table:style-name="ce6" office:value-type="float" office:value="113" calcext:value-type="float">
            <text:p>1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3" calcext:value-type="float">
            <text:p>1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ts1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ts1aud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0" calcext:value-type="float">
            <text:p>30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ts2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9" calcext:value-type="float">
            <text:p>4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ts2aud</text:p>
          </table:table-cell>
          <table:table-cell table:style-name="ce6" office:value-type="float" office:value="267" calcext:value-type="float">
            <text:p>2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7" calcext:value-type="float">
            <text:p>2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ts3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7" calcext:value-type="float">
            <text:p>5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ts3aud</text:p>
          </table:table-cell>
          <table:table-cell table:style-name="ce6" office:value-type="float" office:value="496" calcext:value-type="float">
            <text:p>49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96" calcext:value-type="float">
            <text:p>49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tv0aud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tv1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56" calcext:value-type="float">
            <text:p>5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tv1aud</text:p>
          </table:table-cell>
          <table:table-cell table:style-name="ce6" office:value-type="float" office:value="572" calcext:value-type="float">
            <text:p>57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72" calcext:value-type="float">
            <text:p>57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tv2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ntv2aud</text:p>
          </table:table-cell>
          <table:table-cell table:style-name="ce6" office:value-type="float" office:value="525" calcext:value-type="float">
            <text:p>5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25" calcext:value-type="float">
            <text:p>52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ntv3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ntv3aud</text:p>
          </table:table-cell>
          <table:table-cell table:style-name="ce6" office:value-type="float" office:value="472" calcext:value-type="float">
            <text:p>47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72" calcext:value-type="float">
            <text:p>47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obhebct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obtaud</text:p>
          </table:table-cell>
          <table:table-cell table:style-name="ce6" office:value-type="float" office:value="499" calcext:value-type="float">
            <text:p>4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99" calcext:value-type="float">
            <text:p>49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ddfaud</text:p>
          </table:table-cell>
          <table:table-cell table:style-name="ce6" office:value-type="float" office:value="440" calcext:value-type="float">
            <text:p>4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0" calcext:value-type="float">
            <text:p>4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dr4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dr4aud</text:p>
          </table:table-cell>
          <table:table-cell table:style-name="ce6" office:value-type="float" office:value="258" calcext:value-type="float">
            <text:p>25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8" calcext:value-type="float">
            <text:p>25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hunt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osupr2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opium_man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pium_woman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oredul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regrau</text:p>
          </table:table-cell>
          <table:table-cell table:style-name="ce6" office:value-type="float" office:value="155" calcext:value-type="float">
            <text:p>1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5" calcext:value-type="float">
            <text:p>15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repaud</text:p>
          </table:table-cell>
          <table:table-cell table:style-name="ce6" office:value-type="float" office:value="515" calcext:value-type="float">
            <text:p>5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15" calcext:value-type="float">
            <text:p>5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repht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reraud</text:p>
          </table:table-cell>
          <table:table-cell table:style-name="ce6" office:value-type="float" office:value="184" calcext:value-type="float">
            <text:p>18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4" calcext:value-type="float">
            <text:p>18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orerc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orerw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rewm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rewmau</text:p>
          </table:table-cell>
          <table:table-cell table:style-name="ce6" office:value-type="float" office:value="202" calcext:value-type="float">
            <text:p>2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2" calcext:value-type="float">
            <text:p>2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otraud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outch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cr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cw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dc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hr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re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sdd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sds</text:p>
          </table:table-cell>
          <table:table-cell table:style-name="ce6" office:value-type="float" office:value="99" calcext:value-type="float">
            <text:p>99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ss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outti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bnty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c_townsperson</text:p>
          </table:table-cell>
          <table:table-cell table:style-name="ce6" office:value-type="float" office:value="128" calcext:value-type="float">
            <text:p>128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earson</text:p>
          </table:table-cell>
          <table:table-cell table:style-name="ce6" office:value-type="float" office:value="1090" calcext:value-type="float">
            <text:p>1090</text:p>
          </table:table-cell>
          <table:table-cell table:style-name="ce11" office:value-type="float" office:value="1090" calcext:value-type="float">
            <text:p>10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earson_shopkeeper</text:p>
          </table:table-cell>
          <table:table-cell table:style-name="ce6" office:value-type="float" office:value="68" calcext:value-type="float">
            <text:p>6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eeped_woman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phm1aud</text:p>
          </table:table-cell>
          <table:table-cell table:style-name="ce6" office:value-type="float" office:value="420" calcext:value-type="float">
            <text:p>4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0" calcext:value-type="float">
            <text:p>4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hm2aud</text:p>
          </table:table-cell>
          <table:table-cell table:style-name="ce6" office:value-type="float" office:value="232" calcext:value-type="float">
            <text:p>2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2" calcext:value-type="float">
            <text:p>23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hm3aud</text:p>
          </table:table-cell>
          <table:table-cell table:style-name="ce6" office:value-type="float" office:value="145" calcext:value-type="float">
            <text:p>1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5" calcext:value-type="float">
            <text:p>1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hm5aud</text:p>
          </table:table-cell>
          <table:table-cell table:style-name="ce6" office:value-type="float" office:value="145" calcext:value-type="float">
            <text:p>14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5" calcext:value-type="float">
            <text:p>14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hm6aud</text:p>
          </table:table-cell>
          <table:table-cell table:style-name="ce6" office:value-type="float" office:value="285" calcext:value-type="float">
            <text:p>28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5" calcext:value-type="float">
            <text:p>28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hm7aud</text:p>
          </table:table-cell>
          <table:table-cell table:style-name="ce6" office:value-type="float" office:value="562" calcext:value-type="float">
            <text:p>5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62" calcext:value-type="float">
            <text:p>56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hmvaud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ianoau</text:p>
          </table:table-cell>
          <table:table-cell table:style-name="ce6" office:value-type="float" office:value="97" calcext:value-type="float">
            <text:p>9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7" calcext:value-type="float">
            <text:p>9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kraud</text:p>
          </table:table-cell>
          <table:table-cell table:style-name="ce6" office:value-type="float" office:value="46" calcext:value-type="float">
            <text:p>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plains_stranded_rider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lyst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mnu</text:p>
          </table:table-cell>
          <table:table-cell table:style-name="ce6" office:value-type="float" office:value="1088" calcext:value-type="float">
            <text:p>1088</text:p>
          </table:table-cell>
          <table:table-cell table:style-name="ce11" office:value-type="float" office:value="297" calcext:value-type="float">
            <text:p>297</text:p>
          </table:table-cell>
          <table:table-cell table:number-columns-repeated="2" table:style-name="ce11" office:value-type="float" office:value="791" calcext:value-type="float">
            <text:p>79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poor_joe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prsas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rsnaud</text:p>
          </table:table-cell>
          <table:table-cell table:style-name="ce6" office:value-type="float" office:value="427" calcext:value-type="float">
            <text:p>4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7" calcext:value-type="float">
            <text:p>42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psng1au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abi1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9" calcext:value-type="float">
            <text:p>2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abi3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ally_leader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ch1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bch2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con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bco_target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dul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h_target18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h_target20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h_target22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np1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58" calcext:value-type="float">
            <text:p>5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np2</text:p>
          </table:table-cell>
          <table:table-cell table:style-name="ce6" office:value-type="float" office:value="48" calcext:value-type="float">
            <text:p>4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bran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bra_target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rt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bt03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05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12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14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15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18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20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21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22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bt23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bwcg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wcg_black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bwcg_white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al1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cig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din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cdinau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0" calcext:value-type="float">
            <text:p>1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cexo</text:p>
          </table:table-cell>
          <table:table-cell table:style-name="ce6" office:value-type="float" office:value="552" calcext:value-type="float">
            <text:p>55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547" calcext:value-type="float">
            <text:p>54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fsh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cfshau</text:p>
          </table:table-cell>
          <table:table-cell table:style-name="ce6" office:value-type="float" office:value="271" calcext:value-type="float">
            <text:p>27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1" calcext:value-type="float">
            <text:p>27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ch1aud</text:p>
          </table:table-cell>
          <table:table-cell table:style-name="ce6" office:value-type="float" office:value="122" calcext:value-type="float">
            <text:p>1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2" calcext:value-type="float">
            <text:p>1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ch2aud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ch3aud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4" calcext:value-type="float">
            <text:p>8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chrb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kpt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8" calcext:value-type="float">
            <text:p>5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ld2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ldn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cmpaud</text:p>
          </table:table-cell>
          <table:table-cell table:style-name="ce6" office:value-type="float" office:value="311" calcext:value-type="float">
            <text:p>3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1" calcext:value-type="float">
            <text:p>3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craw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crkf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crle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ctax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ctxdau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2" calcext:value-type="float">
            <text:p>6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c_play</text:p>
          </table:table-cell>
          <table:table-cell table:style-name="ce6" office:value-type="float" office:value="126" calcext:value-type="float">
            <text:p>12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6" calcext:value-type="float">
            <text:p>106</text:p>
          </table:table-cell>
          <table:table-cell table:style-name="ce16" office:value-type="float" office:value="106" calcext:value-type="float">
            <text:p>10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dch3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dopn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down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dst2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dst6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dtc1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dtc2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005_female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cct_woman_1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cov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cr_victim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dbaud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ddval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ddvht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djaud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dj_woman1</text:p>
          </table:table-cell>
          <table:table-cell table:style-name="ce6" office:value-type="float" office:value="157" calcext:value-type="float">
            <text:p>157</text:p>
          </table:table-cell>
          <table:table-cell table:style-name="ce11" office:value-type="float" office:value="157" calcext:value-type="float">
            <text:p>1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dw2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fnd_volunteer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fr_victim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hcaud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3" calcext:value-type="float">
            <text:p>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ik_woman_1</text:p>
          </table:table-cell>
          <table:table-cell table:style-name="ce6" office:value-type="float" office:value="97" calcext:value-type="float">
            <text:p>97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ir_rider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kgcau</text:p>
          </table:table-cell>
          <table:table-cell table:style-name="ce6" office:value-type="float" office:value="161" calcext:value-type="float">
            <text:p>16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61" calcext:value-type="float">
            <text:p>16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khbau</text:p>
          </table:table-cell>
          <table:table-cell table:style-name="ce6" office:value-type="float" office:value="182" calcext:value-type="float">
            <text:p>18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2" calcext:value-type="float">
            <text:p>18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ldaud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lov_man</text:p>
          </table:table-cell>
          <table:table-cell table:style-name="ce6"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lov_woman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mcp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paaud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po</text:p>
          </table:table-cell>
          <table:table-cell table:style-name="ce6" office:value-type="float" office:value="191" calcext:value-type="float">
            <text:p>1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1" calcext:value-type="float">
            <text:p>19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riaud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samau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sam_whore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sfvht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sup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susau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ethaud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4" calcext:value-type="float">
            <text:p>5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v1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v1aud</text:p>
          </table:table-cell>
          <table:table-cell table:style-name="ce6" office:value-type="float" office:value="264" calcext:value-type="float">
            <text:p>26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4" calcext:value-type="float">
            <text:p>26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v1_witness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evenau</text:p>
          </table:table-cell>
          <table:table-cell table:style-name="ce6" office:value-type="float" office:value="673" calcext:value-type="float">
            <text:p>6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73" calcext:value-type="float">
            <text:p>67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everend_pete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_cg_prisoner1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_cg_prisoner2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37" calcext:value-type="float">
            <text:p>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_nbx_wealthyman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e_treasure_hunter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fma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gng0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gun1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gun1_slinge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gun2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gun3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gun4_slinge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gun5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hdstfa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hd_preacher</text:p>
          </table:table-cell>
          <table:table-cell table:style-name="ce6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hmr0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4" calcext:value-type="float">
            <text:p>5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hmrb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hntn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hrgnau</text:p>
          </table:table-cell>
          <table:table-cell table:style-name="ce6" office:value-type="float" office:value="144" calcext:value-type="float">
            <text:p>1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4" calcext:value-type="float">
            <text:p>1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hunt</text:p>
          </table:table-cell>
          <table:table-cell table:style-name="ce6" office:value-type="float" office:value="526" calcext:value-type="float">
            <text:p>526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508" calcext:value-type="float">
            <text:p>50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jck2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ktty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72" calcext:value-type="float">
            <text:p>7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mary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masn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67" calcext:value-type="float">
            <text:p>6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mayr</text:p>
          </table:table-cell>
          <table:table-cell table:style-name="ce6" office:value-type="float" office:value="77" calcext:value-type="float">
            <text:p>7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9" calcext:value-type="float">
            <text:p>6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md3aau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8" calcext:value-type="float">
            <text:p>8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mllr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mnr1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mob01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mob02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mry0au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mryb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mud3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nat2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natv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obt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oddf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prsn</text:p>
          </table:table-cell>
          <table:table-cell table:style-name="ce6" office:value-type="float" office:value="76" calcext:value-type="float">
            <text:p>7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6" calcext:value-type="float">
            <text:p>7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rch1_abe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rfa1au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rtl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sad1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scvip</text:p>
          </table:table-cell>
          <table:table-cell table:style-name="ce6" office:value-type="float" office:value="116" calcext:value-type="float">
            <text:p>11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108" calcext:value-type="float">
            <text:p>10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sklr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slvc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sptrd</text:p>
          </table:table-cell>
          <table:table-cell table:style-name="ce6" office:value-type="float" office:value="126" calcext:value-type="float">
            <text:p>1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6" calcext:value-type="float">
            <text:p>12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str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str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str3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rtlaud</text:p>
          </table:table-cell>
          <table:table-cell table:style-name="ce6" office:value-type="float" office:value="354" calcext:value-type="float">
            <text:p>35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4" calcext:value-type="float">
            <text:p>35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ust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rvrdaud</text:p>
          </table:table-cell>
          <table:table-cell table:style-name="ce6" office:value-type="float" office:value="62" calcext:value-type="float">
            <text:p>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2" calcext:value-type="float">
            <text:p>6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rwarv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rxcf1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ad11au</text:p>
          </table:table-cell>
          <table:table-cell table:style-name="ce6" office:value-type="float" office:value="328" calcext:value-type="float">
            <text:p>3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8" calcext:value-type="float">
            <text:p>3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ad2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ad2aud</text:p>
          </table:table-cell>
          <table:table-cell table:style-name="ce6" office:value-type="float" office:value="440" calcext:value-type="float">
            <text:p>4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0" calcext:value-type="float">
            <text:p>4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ad3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ad3aud</text:p>
          </table:table-cell>
          <table:table-cell table:style-name="ce6" office:value-type="float" office:value="519" calcext:value-type="float">
            <text:p>5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523" calcext:value-type="float">
            <text:p>5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ad4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ad4aud</text:p>
          </table:table-cell>
          <table:table-cell table:style-name="ce6" office:value-type="float" office:value="281" calcext:value-type="float">
            <text:p>2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283" calcext:value-type="float">
            <text:p>28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ad5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ad5aud</text:p>
          </table:table-cell>
          <table:table-cell table:style-name="ce6" office:value-type="float" office:value="551" calcext:value-type="float">
            <text:p>55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556" calcext:value-type="float">
            <text:p>55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adie_adler</text:p>
          </table:table-cell>
          <table:table-cell table:style-name="ce6" office:value-type="float" office:value="792" calcext:value-type="float">
            <text:p>792</text:p>
          </table:table-cell>
          <table:table-cell table:style-name="ce11" office:value-type="float" office:value="792" calcext:value-type="float">
            <text:p>79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adie_adler_es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al1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al1aud</text:p>
          </table:table-cell>
          <table:table-cell table:style-name="ce6" office:value-type="float" office:value="302" calcext:value-type="float">
            <text:p>3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2" calcext:value-type="float">
            <text:p>3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atch</text:p>
          </table:table-cell>
          <table:table-cell table:style-name="ce6" office:value-type="float" office:value="283" calcext:value-type="float">
            <text:p>283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2" table:style-name="ce11" office:value-type="float" office:value="189" calcext:value-type="float">
            <text:p>18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atdoau</text:p>
          </table:table-cell>
          <table:table-cell table:style-name="ce6" office:value-type="float" office:value="290" calcext:value-type="float">
            <text:p>2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0" calcext:value-type="float">
            <text:p>29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araud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crb</text:p>
          </table:table-cell>
          <table:table-cell table:style-name="ce6" office:value-type="float" office:value="152" calcext:value-type="float">
            <text:p>152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144" calcext:value-type="float">
            <text:p>14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cscaud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sfaud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tdaud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vbaud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vhaud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vraud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vtaud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cvtf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ean</text:p>
          </table:table-cell>
          <table:table-cell table:style-name="ce6" office:value-type="float" office:value="656" calcext:value-type="float">
            <text:p>656</text:p>
          </table:table-cell>
          <table:table-cell table:style-name="ce11" office:value-type="float" office:value="656" calcext:value-type="float">
            <text:p>65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4" office:value-type="string" calcext:value-type="string">
            <text:p>selgds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9" calcext:value-type="float">
            <text:p>59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sen1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sen1aud</text:p>
          </table:table-cell>
          <table:table-cell table:style-name="ce6" office:value-type="float" office:value="293" calcext:value-type="float">
            <text:p>2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3" calcext:value-type="float">
            <text:p>29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ettings</text:p>
          </table:table-cell>
          <table:table-cell table:style-name="ce6" office:value-type="float" office:value="449" calcext:value-type="float">
            <text:p>449</text:p>
          </table:table-cell>
          <table:table-cell table:style-name="ce11" office:value-type="float" office:value="148" calcext:value-type="float">
            <text:p>148</text:p>
          </table:table-cell>
          <table:table-cell table:number-columns-repeated="2" table:style-name="ce11" office:value-type="float" office:value="301" calcext:value-type="float">
            <text:p>30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fireau</text:p>
          </table:table-cell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ftl2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hady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harpshooter_2</text:p>
          </table:table-cell>
          <table:table-cell table:style-name="ce6" office:value-type="float" office:value="181" calcext:value-type="float">
            <text:p>181</text:p>
          </table:table-cell>
          <table:table-cell table:style-name="ce11" office:value-type="float" office:value="181" calcext:value-type="float">
            <text:p>18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hbcaud</text:p>
          </table:table-cell>
          <table:table-cell table:style-name="ce6" office:value-type="float" office:value="102" calcext:value-type="float">
            <text:p>1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2" calcext:value-type="float">
            <text:p>10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heaau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henaud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7" calcext:value-type="float">
            <text:p>6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herif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hffaud</text:p>
          </table:table-cell>
          <table:table-cell table:style-name="ce6" office:value-type="float" office:value="74" calcext:value-type="float">
            <text:p>7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4" calcext:value-type="float">
            <text:p>7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hfosau</text:p>
          </table:table-cell>
          <table:table-cell table:style-name="ce6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hmcaud</text:p>
          </table:table-cell>
          <table:table-cell table:style-name="ce6" office:value-type="float" office:value="157" calcext:value-type="float">
            <text:p>15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7" calcext:value-type="float">
            <text:p>15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hop</text:p>
          </table:table-cell>
          <table:table-cell table:style-name="ce6" office:value-type="float" office:value="380" calcext:value-type="float">
            <text:p>38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howfau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hrb</text:p>
          </table:table-cell>
          <table:table-cell table:style-name="ce6" office:value-type="float" office:value="27" calcext:value-type="float">
            <text:p>2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hrctau</text:p>
          </table:table-cell>
          <table:table-cell table:style-name="ce6" office:value-type="float" office:value="189" calcext:value-type="float">
            <text:p>18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9" calcext:value-type="float">
            <text:p>18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hsdaud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ixpt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k1aud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k2aud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kag3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klraud</text:p>
          </table:table-cell>
          <table:table-cell table:style-name="ce6" office:value-type="float" office:value="116" calcext:value-type="float">
            <text:p>1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6" calcext:value-type="float">
            <text:p>1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kltau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ksg1au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ksg2au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lfd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lvcaud</text:p>
          </table:table-cell>
          <table:table-cell table:style-name="ce6" office:value-type="float" office:value="218" calcext:value-type="float">
            <text:p>2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8" calcext:value-type="float">
            <text:p>2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mg2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mg2aud</text:p>
          </table:table-cell>
          <table:table-cell table:style-name="ce6" office:value-type="float" office:value="274" calcext:value-type="float">
            <text:p>27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74" calcext:value-type="float">
            <text:p>27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oothsaye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adaud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ah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ahaud</text:p>
          </table:table-cell>
          <table:table-cell table:style-name="ce6" office:value-type="float" office:value="99" calcext:value-type="float">
            <text:p>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9" calcext:value-type="float">
            <text:p>9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anked_cowboy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panking_wife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atcau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3" calcext:value-type="float">
            <text:p>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bc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pbm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bmcau</text:p>
          </table:table-cell>
          <table:table-cell table:style-name="ce6" office:value-type="float" office:value="115" calcext:value-type="float">
            <text:p>1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bp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bprau</text:p>
          </table:table-cell>
          <table:table-cell table:style-name="ce6" office:value-type="float" office:value="142" calcext:value-type="float">
            <text:p>1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2" calcext:value-type="float">
            <text:p>1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chmau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craud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cw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cwcau</text:p>
          </table:table-cell>
          <table:table-cell table:style-name="ce6" office:value-type="float" office:value="92" calcext:value-type="float">
            <text:p>9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2" calcext:value-type="float">
            <text:p>9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cwvau</text:p>
          </table:table-cell>
          <table:table-cell table:style-name="ce6" office:value-type="float" office:value="156" calcext:value-type="float">
            <text:p>1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6" calcext:value-type="float">
            <text:p>15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def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dwau</text:p>
          </table:table-cell>
          <table:table-cell table:style-name="ce6" office:value-type="float" office:value="106" calcext:value-type="float">
            <text:p>10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6" calcext:value-type="float">
            <text:p>1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ep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gat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gatau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gj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gjau</text:p>
          </table:table-cell>
          <table:table-cell table:style-name="ce6" office:value-type="float" office:value="133" calcext:value-type="float">
            <text:p>1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3" calcext:value-type="float">
            <text:p>1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gv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gvnau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1" calcext:value-type="float">
            <text:p>10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jb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jbaud</text:p>
          </table:table-cell>
          <table:table-cell table:style-name="ce6" office:value-type="float" office:value="141" calcext:value-type="float">
            <text:p>1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1" calcext:value-type="float">
            <text:p>1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jbmau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9" calcext:value-type="float">
            <text:p>10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lpaud</text:p>
          </table:table-cell>
          <table:table-cell table:style-name="ce6" office:value-type="float" office:value="177" calcext:value-type="float">
            <text:p>17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7" calcext:value-type="float">
            <text:p>17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mad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mayau</text:p>
          </table:table-cell>
          <table:table-cell table:style-name="ce6" office:value-type="float" office:value="129" calcext:value-type="float">
            <text:p>12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9" calcext:value-type="float">
            <text:p>12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mmaud</text:p>
          </table:table-cell>
          <table:table-cell table:style-name="ce6" office:value-type="float" office:value="137" calcext:value-type="float">
            <text:p>1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37" calcext:value-type="float">
            <text:p>13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ms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nfaud</text:p>
          </table:table-cell>
          <table:table-cell table:style-name="ce6" office:value-type="float" office:value="153" calcext:value-type="float">
            <text:p>15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3" calcext:value-type="float">
            <text:p>15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pc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picau</text:p>
          </table:table-cell>
          <table:table-cell table:style-name="ce6" office:value-type="float" office:value="88" calcext:value-type="float">
            <text:p>8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8" calcext:value-type="float">
            <text:p>8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pj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prjau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8" calcext:value-type="float">
            <text:p>14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sbtau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sdvau</text:p>
          </table:table-cell>
          <table:table-cell table:style-name="ce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shrau</text:p>
          </table:table-cell>
          <table:table-cell table:style-name="ce6" office:value-type="float" office:value="91" calcext:value-type="float">
            <text:p>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1" calcext:value-type="float">
            <text:p>9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snwau</text:p>
          </table:table-cell>
          <table:table-cell table:style-name="ce6" office:value-type="float" office:value="81" calcext:value-type="float">
            <text:p>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1" calcext:value-type="float">
            <text:p>8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sot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sotau</text:p>
          </table:table-cell>
          <table:table-cell table:style-name="ce6" office:value-type="float" office:value="89" calcext:value-type="float">
            <text:p>8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9" calcext:value-type="float">
            <text:p>8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ss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su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pswo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swoau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t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timau</text:p>
          </table:table-cell>
          <table:table-cell table:style-name="ce6" office:value-type="float" office:value="126" calcext:value-type="float">
            <text:p>1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6" calcext:value-type="float">
            <text:p>1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ptm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pttlau</text:p>
          </table:table-cell>
          <table:table-cell table:style-name="ce6" office:value-type="float" office:value="57" calcext:value-type="float">
            <text:p>5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7" calcext:value-type="float">
            <text:p>5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pvp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rngaud</text:p>
          </table:table-cell>
          <table:table-cell table:style-name="ce6" office:value-type="float" office:value="190" calcext:value-type="float">
            <text:p>1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90" calcext:value-type="float">
            <text:p>19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rrgaud</text:p>
          </table:table-cell>
          <table:table-cell table:style-name="ce6" office:value-type="float" office:value="175" calcext:value-type="float">
            <text:p>17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75" calcext:value-type="float">
            <text:p>17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rsgaud</text:p>
          </table:table-cell>
          <table:table-cell table:style-name="ce6" office:value-type="float" office:value="106" calcext:value-type="float">
            <text:p>10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6" calcext:value-type="float">
            <text:p>10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rvdaud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3" calcext:value-type="float">
            <text:p>10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saaaud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sng1</text:p>
          </table:table-cell>
          <table:table-cell table:style-name="ce6" office:value-type="float" office:value="47" calcext:value-type="float">
            <text:p>4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7" calcext:value-type="float">
            <text:p>4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snkeau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tch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tdrgau</text:p>
          </table:table-cell>
          <table:table-cell table:style-name="ce6" office:value-type="float" office:value="123" calcext:value-type="float">
            <text:p>12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3" calcext:value-type="float">
            <text:p>1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tlbt</text:p>
          </table:table-cell>
          <table:table-cell table:style-name="ce6" office:value-type="float" office:value="109" calcext:value-type="float">
            <text:p>109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101" calcext:value-type="float">
            <text:p>10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tlhrs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tlwg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tr1aud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9" calcext:value-type="float">
            <text:p>2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tr2aud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6" calcext:value-type="float">
            <text:p>5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str3aud</text:p>
          </table:table-cell>
          <table:table-cell table:style-name="ce6" office:value-type="float" office:value="115" calcext:value-type="float">
            <text:p>1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trauss</text:p>
          </table:table-cell>
          <table:table-cell table:style-name="ce6" office:value-type="float" office:value="1100" calcext:value-type="float">
            <text:p>1100</text:p>
          </table:table-cell>
          <table:table-cell table:style-name="ce11" office:value-type="float" office:value="1100" calcext:value-type="float">
            <text:p>11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trrgau</text:p>
          </table:table-cell>
          <table:table-cell table:style-name="ce6" office:value-type="float" office:value="43" calcext:value-type="float">
            <text:p>4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3" calcext:value-type="float">
            <text:p>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un_worshipper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4" office:value-type="string" calcext:value-type="string">
            <text:p>suptrn</text:p>
          </table:table-cell>
          <table:table-cell table:style-name="ce6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sus1</text:p>
          </table:table-cell>
          <table:table-cell table:style-name="ce6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sus1aud</text:p>
          </table:table-cell>
          <table:table-cell table:style-name="ce6" office:value-type="float" office:value="316" calcext:value-type="float">
            <text:p>3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6" calcext:value-type="float">
            <text:p>31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usan</text:p>
          </table:table-cell>
          <table:table-cell table:style-name="ce6" office:value-type="float" office:value="811" calcext:value-type="float">
            <text:p>811</text:p>
          </table:table-cell>
          <table:table-cell table:style-name="ce11" office:value-type="float" office:value="811" calcext:value-type="float">
            <text:p>81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vsfaud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swamp_gang_1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wamp_weirdo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wanson</text:p>
          </table:table-cell>
          <table:table-cell table:style-name="ce6" office:value-type="float" office:value="967" calcext:value-type="float">
            <text:p>967</text:p>
          </table:table-cell>
          <table:table-cell table:style-name="ce11" office:value-type="float" office:value="967" calcext:value-type="float">
            <text:p>96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td1aud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teen_jack</text:p>
          </table:table-cell>
          <table:table-cell table:style-name="ce6" office:value-type="float" office:value="343" calcext:value-type="float">
            <text:p>343</text:p>
          </table:table-cell>
          <table:table-cell table:style-name="ce11" office:value-type="float" office:value="343" calcext:value-type="float">
            <text:p>3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homas_downes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illy</text:p>
          </table:table-cell>
          <table:table-cell table:style-name="ce6" office:value-type="float" office:value="497" calcext:value-type="float">
            <text:p>497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imothy_donahue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iny_hermit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nrb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own_widow</text:p>
          </table:table-cell>
          <table:table-cell table:style-name="ce6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tracks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tradaud</text:p>
          </table:table-cell>
          <table:table-cell table:style-name="ce6" office:value-type="float" office:value="704" calcext:value-type="float">
            <text:p>70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04" calcext:value-type="float">
            <text:p>70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trappau</text:p>
          </table:table-cell>
          <table:table-cell table:style-name="ce6" office:value-type="float" office:value="181" calcext:value-type="float">
            <text:p>1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1" calcext:value-type="float">
            <text:p>18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tre1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9" calcext:value-type="float">
            <text:p>59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tre1aud</text:p>
          </table:table-cell>
          <table:table-cell table:style-name="ce6" office:value-type="float" office:value="356" calcext:value-type="float">
            <text:p>3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6" calcext:value-type="float">
            <text:p>35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treas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trefaau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trelawny</text:p>
          </table:table-cell>
          <table:table-cell table:style-name="ce6" office:value-type="float" office:value="409" calcext:value-type="float">
            <text:p>409</text:p>
          </table:table-cell>
          <table:table-cell table:style-name="ce11" office:value-type="float" office:value="409" calcext:value-type="float">
            <text:p>40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trh1aud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trl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rl1aud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trn1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trn1aud</text:p>
          </table:table-cell>
          <table:table-cell table:style-name="ce6" office:value-type="float" office:value="242" calcext:value-type="float">
            <text:p>2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42" calcext:value-type="float">
            <text:p>24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trn2</text:p>
          </table:table-cell>
          <table:table-cell table:style-name="ce6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trn2aud</text:p>
          </table:table-cell>
          <table:table-cell table:style-name="ce6" office:value-type="float" office:value="186" calcext:value-type="float">
            <text:p>18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6" calcext:value-type="float">
            <text:p>18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trn3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trn3aud</text:p>
          </table:table-cell>
          <table:table-cell table:style-name="ce6" office:value-type="float" office:value="260" calcext:value-type="float">
            <text:p>2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0" calcext:value-type="float">
            <text:p>26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trn4</text:p>
          </table:table-cell>
          <table:table-cell table:style-name="ce6" office:value-type="float" office:value="56" calcext:value-type="float">
            <text:p>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6" calcext:value-type="float">
            <text:p>56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trn4aud</text:p>
          </table:table-cell>
          <table:table-cell table:style-name="ce6" office:value-type="float" office:value="357" calcext:value-type="float">
            <text:p>35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7" calcext:value-type="float">
            <text:p>357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twdrgau</text:p>
          </table:table-cell>
          <table:table-cell table:style-name="ce6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twd_sheriff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twin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uic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2" table:style-name="ce11" office:value-type="float" office:value="69" calcext:value-type="float">
            <text:p>69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uncle</text:p>
          </table:table-cell>
          <table:table-cell table:style-name="ce6" office:value-type="float" office:value="846" calcext:value-type="float">
            <text:p>846</text:p>
          </table:table-cell>
          <table:table-cell table:style-name="ce11" office:value-type="float" office:value="846" calcext:value-type="float">
            <text:p>8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uncle_es</text:p>
          </table:table-cell>
          <table:table-cell table:style-name="ce6" office:value-type="float" office:value="429" calcext:value-type="float">
            <text:p>429</text:p>
          </table:table-cell>
          <table:table-cell table:style-name="ce11" office:value-type="float" office:value="429" calcext:value-type="float">
            <text:p>4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uncs1au</text:p>
          </table:table-cell>
          <table:table-cell table:style-name="ce6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unpnsau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unsg2au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usng1au</text:p>
          </table:table-cell>
          <table:table-cell table:style-name="ce6" office:value-type="float" office:value="41" calcext:value-type="float">
            <text:p>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usng3au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ussng1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3" calcext:value-type="float">
            <text:p>3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utp1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utp1aud</text:p>
          </table:table-cell>
          <table:table-cell table:style-name="ce6" office:value-type="float" office:value="265" calcext:value-type="float">
            <text:p>26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65" calcext:value-type="float">
            <text:p>265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utp2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utp2aud</text:p>
          </table:table-cell>
          <table:table-cell table:style-name="ce6" office:value-type="float" office:value="201" calcext:value-type="float">
            <text:p>2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1" calcext:value-type="float">
            <text:p>20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u_m_m_unistoneskipper_01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u_m_y_unistoneskipper_01</text:p>
          </table:table-cell>
          <table:table-cell table:style-name="ce6" office:value-type="float" office:value="76" calcext:value-type="float">
            <text:p>76</text:p>
          </table:table-cell>
          <table:table-cell table:style-name="ce11" office:value-type="float" office:value="76" calcext:value-type="float">
            <text:p>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valrdau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alrgau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1" calcext:value-type="float">
            <text:p>10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anrgau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cfj1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fbl1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fch1au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htrdau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jva1au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vsm1au</text:p>
          </table:table-cell>
          <table:table-cell table:style-name="ce6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vwmc1au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wallaud</text:p>
          </table:table-cell>
          <table:table-cell table:style-name="ce6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ward</text:p>
          </table:table-cell>
          <table:table-cell table:style-name="ce6" office:value-type="float" office:value="281" calcext:value-type="float">
            <text:p>281</text:p>
          </table:table-cell>
          <table:table-cell table:style-name="ce11" office:value-type="float" office:value="274" calcext:value-type="float">
            <text:p>27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warvaud</text:p>
          </table:table-cell>
          <table:table-cell table:style-name="ce6" office:value-type="float" office:value="820" calcext:value-type="float">
            <text:p>8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820" calcext:value-type="float">
            <text:p>82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wgnbo</text:p>
          </table:table-cell>
          <table:table-cell table:style-name="ce6" office:value-type="float" office:value="101" calcext:value-type="float">
            <text:p>10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wgntv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58" calcext:value-type="float">
            <text:p>58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" office:value-type="string" calcext:value-type="string">
            <text:p>wildman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wnt1</text:p>
          </table:table-cell>
          <table:table-cell table:style-name="ce6" office:value-type="float" office:value="153" calcext:value-type="float">
            <text:p>15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52" calcext:value-type="float">
            <text:p>15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wnt1aud</text:p>
          </table:table-cell>
          <table:table-cell table:style-name="ce6" office:value-type="float" office:value="547" calcext:value-type="float">
            <text:p>54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547" calcext:value-type="float">
            <text:p>54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wnt2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9" calcext:value-type="float">
            <text:p>39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wnt2aud</text:p>
          </table:table-cell>
          <table:table-cell table:style-name="ce6" office:value-type="float" office:value="319" calcext:value-type="float">
            <text:p>3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19" calcext:value-type="float">
            <text:p>3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wnt4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wnt4aud</text:p>
          </table:table-cell>
          <table:table-cell table:style-name="ce6" office:value-type="float" office:value="443" calcext:value-type="float">
            <text:p>44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443" calcext:value-type="float">
            <text:p>44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xcf1aud</text:p>
          </table:table-cell>
          <table:table-cell table:style-name="ce6" office:value-type="float" office:value="386" calcext:value-type="float">
            <text:p>386</text:p>
          </table:table-cell>
          <table:table-cell table:style-name="ce11" office:value-type="float" office:value="0" calcext:value-type="float">
            <text:p>0</text:p>
          </table:table-cell>
          <table:table-cell table:style-name="ce17" office:value-type="float" office:value="386" calcext:value-type="float">
            <text:p>386</text:p>
          </table:table-cell>
          <table:table-cell table:style-name="ce11" office:value-type="float" office:value="386" calcext:value-type="float">
            <text:p>386</text:p>
          </table:table-cell>
          <table:table-cell table:style-name="ce18"/>
          <table:table-cell table:number-columns-repeated="1018"/>
        </table:table-row>
        <table:table-row table:style-name="ro2" table:number-rows-repeated="10462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ll.A2:All.F2324">
            <calcext:condition calcext:apply-style-name="ConditionalStyle_1" calcext:value="formula-is([.$D2:.$D2324]=0)" calcext:base-cell-address="All.A2"/>
          </calcext:conditional-format>
          <calcext:conditional-format calcext:target-range-address="All.A2:All.F2324">
            <calcext:condition calcext:apply-style-name="ConditionalStyle_2" calcext:value="formula-is([.$C2:.$C2324]=0)" calcext:base-cell-address="All.A2"/>
          </calcext:conditional-format>
          <calcext:conditional-format calcext:target-range-address="All.A2:All.F2324">
            <calcext:condition calcext:apply-style-name="ConditionalStyle_3" calcext:value="formula-is([.$C2:.$C2324]&lt;=31)" calcext:base-cell-address="All.A2"/>
          </calcext:conditional-format>
          <calcext:conditional-format calcext:target-range-address="All.A2:All.F2324">
            <calcext:condition calcext:apply-style-name="ConditionalStyle_4" calcext:value="formula-is([.$C2:.$C2324]&gt;31)" calcext:base-cell-address="All.A2"/>
          </calcext:conditional-format>
          <calcext:conditional-format calcext:target-range-address="All.B2:All.B2324">
            <calcext:condition calcext:apply-style-name="ConditionalStyle_5" calcext:value="formula-is([.$D2:.$D2324]=0)" calcext:base-cell-address="All.B2"/>
          </calcext:conditional-format>
          <calcext:conditional-format calcext:target-range-address="All.D2324:All.D2324">
            <calcext:condition calcext:apply-style-name="ConditionalStyle_6" calcext:value="formula-is(LEN(TRIM([.D2324]))&gt;0)" calcext:base-cell-address="All.D2324"/>
          </calcext:conditional-format>
        </calcext:conditional-formats>
      </table:table>
      <table:named-expressions/>
      <table:database-ranges>
        <table:database-range table:name="Table_1" table:target-range-address="All.A1:All.F232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9800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9900"/>
    </style:style>
    <style:style style:name="ConditionalStyle_5f_4" style:display-name="ConditionalStyle_4" style:family="table-cell" style:parent-style-name="Default">
      <style:table-cell-properties fo:background-color="#e6b8af"/>
    </style:style>
    <style:style style:name="ConditionalStyle_5f_5" style:display-name="ConditionalStyle_5" style:family="table-cell" style:parent-style-name="Default">
      <style:table-cell-properties fo:background-color="#980000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12" meta:object-count="0"/>
    <meta:generator>LibreOfficeDev/6.0.5.2$Linux_X86_64 LibreOffice_project/</meta:generator>
  </office:meta>
</office:document-meta>
</file>